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2646in"/>
    </style:style>
    <style:style style:name="co7" style:family="table-column">
      <style:table-column-properties fo:break-before="auto" style:column-width="0.4098in"/>
    </style:style>
    <style:style style:name="co8" style:family="table-column">
      <style:table-column-properties fo:break-before="auto" style:column-width="0.4827in"/>
    </style:style>
    <style:style style:name="co9" style:family="table-column">
      <style:table-column-properties fo:break-before="auto" style:column-width="0.4516in"/>
    </style:style>
    <style:style style:name="co10" style:family="table-column">
      <style:table-column-properties fo:break-before="auto" style:column-width="1.0319in"/>
    </style:style>
    <style:style style:name="co11" style:family="table-column">
      <style:table-column-properties fo:break-before="auto" style:column-width="1.1043in"/>
    </style:style>
    <style:style style:name="co12" style:family="table-column">
      <style:table-column-properties fo:break-before="auto" style:column-width="1.249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1.1772in"/>
    </style:style>
    <style:style style:name="co15" style:family="table-column">
      <style:table-column-properties fo:break-before="auto" style:column-width="1.0008in"/>
    </style:style>
    <style:style style:name="co16" style:family="table-column">
      <style:table-column-properties fo:break-before="auto" style:column-width="0.9591in"/>
    </style:style>
    <style:style style:name="co17" style:family="table-column">
      <style:table-column-properties fo:break-before="auto" style:column-width="1.0728in"/>
    </style:style>
    <style:style style:name="co18" style:family="table-column">
      <style:table-column-properties fo:break-before="auto" style:column-width="0.3063in"/>
    </style:style>
    <style:style style:name="co19" style:family="table-column">
      <style:table-column-properties fo:break-before="auto" style:column-width="0.378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053">
            <text:p>5.3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086">
            <text:p>8.6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146">
            <text:p>14.6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5145">
            <text:p>5145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5195">
            <text:p>5195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8595">
            <text:p>8595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0-11-04">
            <text:p>2020-11-04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8 - 1.3)">
            <text:p>(0.8 - 1.3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1.15">
            <text:p>1.15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number-columns-repeated="3" table:default-cell-style-name="Default"/>
        <table:table-column table:style-name="co4" table:number-columns-repeated="3" table:default-cell-style-name="Default"/>
        <table:table-column table:style-name="co8" table:number-columns-repeated="3" table:default-cell-style-name="Default"/>
        <table:table-column table:style-name="co10" table:default-cell-style-name="Default"/>
        <table:table-column table:style-name="co14" table:number-columns-repeated="2" table:default-cell-style-name="Default"/>
        <table:table-column table:style-name="co15" table:number-columns-repeated="3" table:default-cell-style-name="Default"/>
        <table:table-column table:style-name="co16" table:number-columns-repeated="3" table:default-cell-style-name="Default"/>
        <table:table-column table:style-name="co17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6.375">
            <text:p>86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50741710296684">
            <text:p>0.1507417103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7213318995581">
            <text:p>1.57213319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4.93671014850646">
            <text:p>4.9367101485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26">
            <text:p>1026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6.375">
            <text:p>86.37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41861598440546">
            <text:p>0.0841861598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3085426860924">
            <text:p>1.3085426861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57541034563593">
            <text:p>8.57541034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215">
            <text:p>1215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94.25">
            <text:p>94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75720164609053">
            <text:p>0.0775720165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8329619637928">
            <text:p>1.2832961964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2777898442204">
            <text:p>9.2777898442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1001">
            <text:p>1001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92.625">
            <text:p>92.62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925324675324675">
            <text:p>0.0925324675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4064566115702">
            <text:p>1.340645661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7.83231613212982">
            <text:p>7.8323161321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50.125">
            <text:p>50.125</text:p>
          </table:table-cell>
          <table:table-cell office:value-type="float" office:value="76">
            <text:p>76</text:p>
          </table:table-cell>
          <table:table-cell office:value-type="float" office:value="0.224193548387097">
            <text:p>0.2241935484</text:p>
          </table:table-cell>
          <table:table-cell office:value-type="float" office:value="0.139236111111111">
            <text:p>0.1392361111</text:p>
          </table:table-cell>
          <table:table-cell office:value-type="float" office:value="0.0794148380355277">
            <text:p>0.079414838</text:p>
          </table:table-cell>
          <table:table-cell office:value-type="float" office:value="1.8831924037461">
            <text:p>1.8831924037</text:p>
          </table:table-cell>
          <table:table-cell office:value-type="float" office:value="1.52532431037809">
            <text:p>1.5253243104</text:p>
          </table:table-cell>
          <table:table-cell office:value-type="float" office:value="1.29031309746476">
            <text:p>1.2903130975</text:p>
          </table:table-cell>
          <table:table-cell office:value-type="float" office:value="3.42663289257146">
            <text:p>3.4266328926</text:p>
          </table:table-cell>
          <table:table-cell office:value-type="float" office:value="5.31726011559231">
            <text:p>5.3172601156</text:p>
          </table:table-cell>
          <table:table-cell office:value-type="float" office:value="9.07034214130708">
            <text:p>9.0703421413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43">
            <text:p>1043</text:p>
          </table:table-cell>
          <table:table-cell office:value-type="float" office:value="35">
            <text:p>35</text:p>
          </table:table-cell>
          <table:table-cell office:value-type="float" office:value="71.25">
            <text:p>71.25</text:p>
          </table:table-cell>
          <table:table-cell office:value-type="float" office:value="87.5">
            <text:p>87.5</text:p>
          </table:table-cell>
          <table:table-cell office:value-type="float" office:value="0.196629213483146">
            <text:p>0.1966292135</text:p>
          </table:table-cell>
          <table:table-cell office:value-type="float" office:value="0.165697674418605">
            <text:p>0.1656976744</text:p>
          </table:table-cell>
          <table:table-cell office:value-type="float" office:value="0.0838926174496644">
            <text:p>0.0838926174</text:p>
          </table:table-cell>
          <table:table-cell office:value-type="float" office:value="1.76398182047721">
            <text:p>1.7639818205</text:p>
          </table:table-cell>
          <table:table-cell office:value-type="float" office:value="1.63375507030827">
            <text:p>1.6337550703</text:p>
          </table:table-cell>
          <table:table-cell office:value-type="float" office:value="1.30741858474843">
            <text:p>1.3074185847</text:p>
          </table:table-cell>
          <table:table-cell office:value-type="float" office:value="3.86135884870175">
            <text:p>3.8613588487</text:p>
          </table:table-cell>
          <table:table-cell office:value-type="float" office:value="4.5209249978791">
            <text:p>4.5209249979</text:p>
          </table:table-cell>
          <table:table-cell office:value-type="float" office:value="8.60423522490494">
            <text:p>8.6042352249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47">
            <text:p>124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5.375">
            <text:p>45.3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63873295910184">
            <text:p>0.0363873296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299507675679">
            <text:p>1.1299507676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19.3936448953633">
            <text:p>19.393644895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76">
            <text:p>1276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87.375">
            <text:p>87.375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84757053291536">
            <text:p>0.0684757053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4885525620387">
            <text:p>1.2488552562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0.4652751645272">
            <text:p>10.4652751645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8">
            <text:p>658</text:p>
          </table:table-cell>
          <table:table-cell office:value-type="float" office:value="1573">
            <text:p>1573</text:p>
          </table:table-cell>
          <table:table-cell office:value-type="float" office:value="62.5">
            <text:p>62.5</text:p>
          </table:table-cell>
          <table:table-cell office:value-type="float" office:value="55.625">
            <text:p>55.625</text:p>
          </table:table-cell>
          <table:table-cell office:value-type="float" office:value="119.5">
            <text:p>119.5</text:p>
          </table:table-cell>
          <table:table-cell office:value-type="float" office:value="0.188253012048193">
            <text:p>0.188253012</text:p>
          </table:table-cell>
          <table:table-cell office:value-type="float" office:value="0.0845364741641337">
            <text:p>0.0845364742</text:p>
          </table:table-cell>
          <table:table-cell office:value-type="float" office:value="0.0759694850603942">
            <text:p>0.0759694851</text:p>
          </table:table-cell>
          <table:table-cell office:value-type="float" office:value="1.7283463673973">
            <text:p>1.7283463674</text:p>
          </table:table-cell>
          <table:table-cell office:value-type="float" office:value="1.30988463388411">
            <text:p>1.3098846339</text:p>
          </table:table-cell>
          <table:table-cell office:value-type="float" office:value="1.27720506852565">
            <text:p>1.2772050685</text:p>
          </table:table-cell>
          <table:table-cell office:value-type="float" office:value="4.01861327365111">
            <text:p>4.0186132737</text:p>
          </table:table-cell>
          <table:table-cell office:value-type="float" office:value="8.5412725160206">
            <text:p>8.541272516</text:p>
          </table:table-cell>
          <table:table-cell office:value-type="float" office:value="9.46636553992065">
            <text:p>9.4663655399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45">
            <text:p>645</text:p>
          </table:table-cell>
          <table:table-cell office:value-type="float" office:value="1432">
            <text:p>1432</text:p>
          </table:table-cell>
          <table:table-cell office:value-type="float" office:value="56.875">
            <text:p>56.875</text:p>
          </table:table-cell>
          <table:table-cell office:value-type="float" office:value="98.125">
            <text:p>98.125</text:p>
          </table:table-cell>
          <table:table-cell office:value-type="float" office:value="156.25">
            <text:p>156.25</text:p>
          </table:table-cell>
          <table:table-cell office:value-type="float" office:value="0.163433908045977">
            <text:p>0.163433908</text:p>
          </table:table-cell>
          <table:table-cell office:value-type="float" office:value="0.152131782945736">
            <text:p>0.1521317829</text:p>
          </table:table-cell>
          <table:table-cell office:value-type="float" office:value="0.10911312849162">
            <text:p>0.1091131285</text:p>
          </table:table-cell>
          <table:table-cell office:value-type="float" office:value="1.62437153706731">
            <text:p>1.6243715371</text:p>
          </table:table-cell>
          <table:table-cell office:value-type="float" office:value="1.57782363589928">
            <text:p>1.5778236359</text:p>
          </table:table-cell>
          <table:table-cell office:value-type="float" office:value="1.40523107234676">
            <text:p>1.4052310723</text:p>
          </table:table-cell>
          <table:table-cell office:value-type="float" office:value="4.57897981788164">
            <text:p>4.5789798179</text:p>
          </table:table-cell>
          <table:table-cell office:value-type="float" office:value="4.89462498138067">
            <text:p>4.8946249814</text:p>
          </table:table-cell>
          <table:table-cell office:value-type="float" office:value="6.69314803831871">
            <text:p>6.6931480383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808">
            <text:p>808</text:p>
          </table:table-cell>
          <table:table-cell office:value-type="float" office:value="1871">
            <text:p>1871</text:p>
          </table:table-cell>
          <table:table-cell office:value-type="float" office:value="13.75">
            <text:p>13.75</text:p>
          </table:table-cell>
          <table:table-cell office:value-type="float" office:value="59.625">
            <text:p>59.625</text:p>
          </table:table-cell>
          <table:table-cell office:value-type="float" office:value="324.5">
            <text:p>324.5</text:p>
          </table:table-cell>
          <table:table-cell office:value-type="float" office:value="0.0376712328767123">
            <text:p>0.0376712329</text:p>
          </table:table-cell>
          <table:table-cell office:value-type="float" office:value="0.0737933168316832">
            <text:p>0.0737933168</text:p>
          </table:table-cell>
          <table:table-cell office:value-type="float" office:value="0.173436664885088">
            <text:p>0.1734366649</text:p>
          </table:table-cell>
          <table:table-cell office:value-type="float" office:value="1.13463079376994">
            <text:p>1.1346307938</text:p>
          </table:table-cell>
          <table:table-cell office:value-type="float" office:value="1.26894969798457">
            <text:p>1.268949698</text:p>
          </table:table-cell>
          <table:table-cell office:value-type="float" office:value="1.66598566948167">
            <text:p>1.6659856695</text:p>
          </table:table-cell>
          <table:table-cell office:value-type="float" office:value="18.7443446228369">
            <text:p>18.7443446228</text:p>
          </table:table-cell>
          <table:table-cell office:value-type="float" office:value="9.73555024355954">
            <text:p>9.7355502436</text:p>
          </table:table-cell>
          <table:table-cell office:value-type="float" office:value="4.33388274468363">
            <text:p>4.3338827447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82">
            <text:p>782</text:p>
          </table:table-cell>
          <table:table-cell office:value-type="float" office:value="2060">
            <text:p>2060</text:p>
          </table:table-cell>
          <table:table-cell office:value-type="float" office:value="43.125">
            <text:p>43.125</text:p>
          </table:table-cell>
          <table:table-cell office:value-type="float" office:value="36.75">
            <text:p>36.75</text:p>
          </table:table-cell>
          <table:table-cell office:value-type="float" office:value="166.625">
            <text:p>166.625</text:p>
          </table:table-cell>
          <table:table-cell office:value-type="float" office:value="0.12609649122807">
            <text:p>0.1260964912</text:p>
          </table:table-cell>
          <table:table-cell office:value-type="float" office:value="0.0469948849104859">
            <text:p>0.0469948849</text:p>
          </table:table-cell>
          <table:table-cell office:value-type="float" office:value="0.0808859223300971">
            <text:p>0.0808859223</text:p>
          </table:table-cell>
          <table:table-cell office:value-type="float" office:value="1.47250235649431">
            <text:p>1.4725023565</text:p>
          </table:table-cell>
          <table:table-cell office:value-type="float" office:value="1.16881079483389">
            <text:p>1.1688107948</text:p>
          </table:table-cell>
          <table:table-cell office:value-type="float" office:value="1.29592409172047">
            <text:p>1.2959240917</text:p>
          </table:table-cell>
          <table:table-cell office:value-type="float" office:value="5.83667402630994">
            <text:p>5.8366740263</text:p>
          </table:table-cell>
          <table:table-cell office:value-type="float" office:value="15.0933385629821">
            <text:p>15.093338563</text:p>
          </table:table-cell>
          <table:table-cell office:value-type="float" office:value="8.91152274839984">
            <text:p>8.9115227484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44">
            <text:p>944</text:p>
          </table:table-cell>
          <table:table-cell office:value-type="float" office:value="1985">
            <text:p>1985</text:p>
          </table:table-cell>
          <table:table-cell office:value-type="float" office:value="65.25">
            <text:p>65.25</text:p>
          </table:table-cell>
          <table:table-cell office:value-type="float" office:value="70.25">
            <text:p>70.25</text:p>
          </table:table-cell>
          <table:table-cell office:value-type="float" office:value="58.75">
            <text:p>58.75</text:p>
          </table:table-cell>
          <table:table-cell office:value-type="float" office:value="0.198932926829268">
            <text:p>0.1989329268</text:p>
          </table:table-cell>
          <table:table-cell office:value-type="float" office:value="0.0744173728813559">
            <text:p>0.0744173729</text:p>
          </table:table-cell>
          <table:table-cell office:value-type="float" office:value="0.0295969773299748">
            <text:p>0.0295969773</text:p>
          </table:table-cell>
          <table:table-cell office:value-type="float" office:value="1.77383089028108">
            <text:p>1.7738308903</text:p>
          </table:table-cell>
          <table:table-cell office:value-type="float" office:value="1.27131517804241">
            <text:p>1.271315178</text:p>
          </table:table-cell>
          <table:table-cell office:value-type="float" office:value="1.10530634354637">
            <text:p>1.1053063435</text:p>
          </table:table-cell>
          <table:table-cell office:value-type="float" office:value="3.82042547296511">
            <text:p>3.820425473</text:p>
          </table:table-cell>
          <table:table-cell office:value-type="float" office:value="9.65674726396137">
            <text:p>9.656747264</text:p>
          </table:table-cell>
          <table:table-cell office:value-type="float" office:value="23.7644148521946">
            <text:p>23.7644148522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1041">
            <text:p>1041</text:p>
          </table:table-cell>
          <table:table-cell office:value-type="float" office:value="2369">
            <text:p>2369</text:p>
          </table:table-cell>
          <table:table-cell office:value-type="float" office:value="79.125">
            <text:p>79.125</text:p>
          </table:table-cell>
          <table:table-cell office:value-type="float" office:value="189.125">
            <text:p>189.125</text:p>
          </table:table-cell>
          <table:table-cell office:value-type="float" office:value="82.25">
            <text:p>82.25</text:p>
          </table:table-cell>
          <table:table-cell office:value-type="float" office:value="0.219791666666667">
            <text:p>0.2197916667</text:p>
          </table:table-cell>
          <table:table-cell office:value-type="float" office:value="0.181676272814601">
            <text:p>0.1816762728</text:p>
          </table:table-cell>
          <table:table-cell office:value-type="float" office:value="0.0347192908400169">
            <text:p>0.0347192908</text:p>
          </table:table-cell>
          <table:table-cell office:value-type="float" office:value="1.86395525173611">
            <text:p>1.8639552517</text:p>
          </table:table-cell>
          <table:table-cell office:value-type="float" office:value="1.70055924033456">
            <text:p>1.7005592403</text:p>
          </table:table-cell>
          <table:table-cell office:value-type="float" office:value="1.12388015908667">
            <text:p>1.1238801591</text:p>
          </table:table-cell>
          <table:table-cell office:value-type="float" office:value="3.48876034061799">
            <text:p>3.4887603406</text:p>
          </table:table-cell>
          <table:table-cell office:value-type="float" office:value="4.15222290277147">
            <text:p>4.1522229028</text:p>
          </table:table-cell>
          <table:table-cell office:value-type="float" office:value="20.3089264568293">
            <text:p>20.3089264568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227">
            <text:p>1227</text:p>
          </table:table-cell>
          <table:table-cell office:value-type="float" office:value="3193">
            <text:p>3193</text:p>
          </table:table-cell>
          <table:table-cell office:value-type="float" office:value="100.375">
            <text:p>100.375</text:p>
          </table:table-cell>
          <table:table-cell office:value-type="float" office:value="63.875">
            <text:p>63.875</text:p>
          </table:table-cell>
          <table:table-cell office:value-type="float" office:value="39.375">
            <text:p>39.375</text:p>
          </table:table-cell>
          <table:table-cell office:value-type="float" office:value="0.269825268817204">
            <text:p>0.2698252688</text:p>
          </table:table-cell>
          <table:table-cell office:value-type="float" office:value="0.0520578647106764">
            <text:p>0.0520578647</text:p>
          </table:table-cell>
          <table:table-cell office:value-type="float" office:value="0.0123316630128406">
            <text:p>0.012331663</text:p>
          </table:table-cell>
          <table:table-cell office:value-type="float" office:value="2.08708756521708">
            <text:p>2.0870875652</text:p>
          </table:table-cell>
          <table:table-cell office:value-type="float" office:value="1.18751416819271">
            <text:p>1.1875141682</text:p>
          </table:table-cell>
          <table:table-cell office:value-type="float" office:value="1.04345887757376">
            <text:p>1.0434588776</text:p>
          </table:table-cell>
          <table:table-cell office:value-type="float" office:value="2.90166271877797">
            <text:p>2.9016627188</text:p>
          </table:table-cell>
          <table:table-cell office:value-type="float" office:value="13.6585792282022">
            <text:p>13.658579228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 office:value-type="float" office:value="12">
            <text:p>12</text:p>
          </table:table-cell>
          <table:table-cell office:value-type="float" office:value="606">
            <text:p>606</text:p>
          </table:table-cell>
          <table:table-cell office:value-type="float" office:value="1236">
            <text:p>1236</text:p>
          </table:table-cell>
          <table:table-cell office:value-type="float" office:value="2786">
            <text:p>2786</text:p>
          </table:table-cell>
          <table:table-cell office:value-type="float" office:value="56.25">
            <text:p>56.25</text:p>
          </table:table-cell>
          <table:table-cell office:value-type="float" office:value="98">
            <text:p>98</text:p>
          </table:table-cell>
          <table:table-cell office:value-type="float" office:value="207.375">
            <text:p>207.375</text:p>
          </table:table-cell>
          <table:table-cell office:value-type="float" office:value="0.0928217821782178">
            <text:p>0.0928217822</text:p>
          </table:table-cell>
          <table:table-cell office:value-type="float" office:value="0.0792880258899676">
            <text:p>0.0792880259</text:p>
          </table:table-cell>
          <table:table-cell office:value-type="float" office:value="0.0744346733668342">
            <text:p>0.0744346734</text:p>
          </table:table-cell>
          <table:table-cell office:value-type="float" office:value="1.34176336878737">
            <text:p>1.3417633688</text:p>
          </table:table-cell>
          <table:table-cell office:value-type="float" office:value="1.28982980907196">
            <text:p>1.2898298091</text:p>
          </table:table-cell>
          <table:table-cell office:value-type="float" office:value="1.2713807771584">
            <text:p>1.2713807772</text:p>
          </table:table-cell>
          <table:table-cell office:value-type="float" office:value="7.80895272851945">
            <text:p>7.8089527285</text:p>
          </table:table-cell>
          <table:table-cell office:value-type="float" office:value="9.08430865685183">
            <text:p>9.0843086569</text:p>
          </table:table-cell>
          <table:table-cell office:value-type="float" office:value="9.6545814526043">
            <text:p>9.6545814526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704">
            <text:p>704</text:p>
          </table:table-cell>
          <table:table-cell office:value-type="float" office:value="1278">
            <text:p>1278</text:p>
          </table:table-cell>
          <table:table-cell office:value-type="float" office:value="2825">
            <text:p>2825</text:p>
          </table:table-cell>
          <table:table-cell office:value-type="float" office:value="79.375">
            <text:p>79.375</text:p>
          </table:table-cell>
          <table:table-cell office:value-type="float" office:value="188.625">
            <text:p>188.625</text:p>
          </table:table-cell>
          <table:table-cell office:value-type="float" office:value="127.25">
            <text:p>127.25</text:p>
          </table:table-cell>
          <table:table-cell office:value-type="float" office:value="0.112748579545455">
            <text:p>0.1127485795</text:p>
          </table:table-cell>
          <table:table-cell office:value-type="float" office:value="0.147593896713615">
            <text:p>0.1475938967</text:p>
          </table:table-cell>
          <table:table-cell office:value-type="float" office:value="0.0450442477876106">
            <text:p>0.0450442478</text:p>
          </table:table-cell>
          <table:table-cell office:value-type="float" office:value="1.41953602310055">
            <text:p>1.4195360231</text:p>
          </table:table-cell>
          <table:table-cell office:value-type="float" office:value="1.55927519685799">
            <text:p>1.5592751969</text:p>
          </table:table-cell>
          <table:table-cell office:value-type="float" office:value="1.16163167640379">
            <text:p>1.1616316764</text:p>
          </table:table-cell>
          <table:table-cell office:value-type="float" office:value="6.48812812384638">
            <text:p>6.4881281238</text:p>
          </table:table-cell>
          <table:table-cell office:value-type="float" office:value="5.03493741797708">
            <text:p>5.034937418</text:p>
          </table:table-cell>
          <table:table-cell office:value-type="float" office:value="15.7321684767596">
            <text:p>15.7321684768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30">
            <text:p>730</text:p>
          </table:table-cell>
          <table:table-cell office:value-type="float" office:value="1403">
            <text:p>1403</text:p>
          </table:table-cell>
          <table:table-cell office:value-type="float" office:value="3257">
            <text:p>3257</text:p>
          </table:table-cell>
          <table:table-cell office:value-type="float" office:value="21.75">
            <text:p>21.75</text:p>
          </table:table-cell>
          <table:table-cell office:value-type="float" office:value="104.875">
            <text:p>104.875</text:p>
          </table:table-cell>
          <table:table-cell office:value-type="float" office:value="135.125">
            <text:p>135.125</text:p>
          </table:table-cell>
          <table:table-cell office:value-type="float" office:value="0.0297945205479452">
            <text:p>0.0297945205</text:p>
          </table:table-cell>
          <table:table-cell office:value-type="float" office:value="0.0747505345687812">
            <text:p>0.0747505346</text:p>
          </table:table-cell>
          <table:table-cell office:value-type="float" office:value="0.0414875652440897">
            <text:p>0.0414875652</text:p>
          </table:table-cell>
          <table:table-cell office:value-type="float" office:value="1.10602074028898">
            <text:p>1.1060207403</text:p>
          </table:table-cell>
          <table:table-cell office:value-type="float" office:value="1.27257865013064">
            <text:p>1.2725786501</text:p>
          </table:table-cell>
          <table:table-cell office:value-type="float" office:value="1.14858006577128">
            <text:p>1.1485800658</text:p>
          </table:table-cell>
          <table:table-cell office:value-type="float" office:value="23.609127953787">
            <text:p>23.6091279538</text:p>
          </table:table-cell>
          <table:table-cell office:value-type="float" office:value="9.61521561857518">
            <text:p>9.6152156186</text:p>
          </table:table-cell>
          <table:table-cell office:value-type="float" office:value="17.0515733839241">
            <text:p>17.0515733839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821">
            <text:p>821</text:p>
          </table:table-cell>
          <table:table-cell office:value-type="float" office:value="1663">
            <text:p>1663</text:p>
          </table:table-cell>
          <table:table-cell office:value-type="float" office:value="3828">
            <text:p>3828</text:p>
          </table:table-cell>
          <table:table-cell office:value-type="float" office:value="41.75">
            <text:p>41.75</text:p>
          </table:table-cell>
          <table:table-cell office:value-type="float" office:value="155.75">
            <text:p>155.75</text:p>
          </table:table-cell>
          <table:table-cell office:value-type="float" office:value="72.25">
            <text:p>72.25</text:p>
          </table:table-cell>
          <table:table-cell office:value-type="float" office:value="0.0508526187576127">
            <text:p>0.0508526188</text:p>
          </table:table-cell>
          <table:table-cell office:value-type="float" office:value="0.0936560432952496">
            <text:p>0.0936560433</text:p>
          </table:table-cell>
          <table:table-cell office:value-type="float" office:value="0.0188740856844305">
            <text:p>0.0188740857</text:p>
          </table:table-cell>
          <table:table-cell office:value-type="float" office:value="1.18305270376728">
            <text:p>1.1830527038</text:p>
          </table:table-cell>
          <table:table-cell office:value-type="float" office:value="1.34498820224699">
            <text:p>1.3449882022</text:p>
          </table:table-cell>
          <table:table-cell office:value-type="float" office:value="1.06675751287194">
            <text:p>1.0667575129</text:p>
          </table:table-cell>
          <table:table-cell office:value-type="float" office:value="13.9742196161126">
            <text:p>13.9742196161</text:p>
          </table:table-cell>
          <table:table-cell office:value-type="float" office:value="7.74239027313001">
            <text:p>7.74239027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office:value-type="float" office:value="872">
            <text:p>872</text:p>
          </table:table-cell>
          <table:table-cell office:value-type="float" office:value="1888">
            <text:p>1888</text:p>
          </table:table-cell>
          <table:table-cell office:value-type="float" office:value="4088">
            <text:p>4088</text:p>
          </table:table-cell>
          <table:table-cell office:value-type="float" office:value="79.5">
            <text:p>79.5</text:p>
          </table:table-cell>
          <table:table-cell office:value-type="float" office:value="69.5">
            <text:p>69.5</text:p>
          </table:table-cell>
          <table:table-cell office:value-type="float" office:value="149.375">
            <text:p>149.375</text:p>
          </table:table-cell>
          <table:table-cell office:value-type="float" office:value="0.0911697247706422">
            <text:p>0.0911697248</text:p>
          </table:table-cell>
          <table:table-cell office:value-type="float" office:value="0.0368114406779661">
            <text:p>0.0368114407</text:p>
          </table:table-cell>
          <table:table-cell office:value-type="float" office:value="0.0365398727984344">
            <text:p>0.0365398728</text:p>
          </table:table-cell>
          <table:table-cell office:value-type="float" office:value="1.33538539737817">
            <text:p>1.3353853974</text:p>
          </table:table-cell>
          <table:table-cell office:value-type="float" office:value="1.13149600341586">
            <text:p>1.1314960034</text:p>
          </table:table-cell>
          <table:table-cell office:value-type="float" office:value="1.13050647291061">
            <text:p>1.1305064729</text:p>
          </table:table-cell>
          <table:table-cell office:value-type="float" office:value="7.94435636179727">
            <text:p>7.9443563618</text:p>
          </table:table-cell>
          <table:table-cell office:value-type="float" office:value="19.1741528186738">
            <text:p>19.1741528187</text:p>
          </table:table-cell>
          <table:table-cell office:value-type="float" office:value="19.3141118631873">
            <text:p>19.3141118632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808">
            <text:p>808</text:p>
          </table:table-cell>
          <table:table-cell office:value-type="float" office:value="1751">
            <text:p>1751</text:p>
          </table:table-cell>
          <table:table-cell office:value-type="float" office:value="4208">
            <text:p>4208</text:p>
          </table:table-cell>
          <table:table-cell office:value-type="float" office:value="28.125">
            <text:p>28.125</text:p>
          </table:table-cell>
          <table:table-cell office:value-type="float" office:value="123.25">
            <text:p>123.25</text:p>
          </table:table-cell>
          <table:table-cell office:value-type="float" office:value="77.875">
            <text:p>77.875</text:p>
          </table:table-cell>
          <table:table-cell office:value-type="float" office:value="0.0348081683168317">
            <text:p>0.0348081683</text:p>
          </table:table-cell>
          <table:table-cell office:value-type="float" office:value="0.0703883495145631">
            <text:p>0.0703883495</text:p>
          </table:table-cell>
          <table:table-cell office:value-type="float" office:value="0.0185064163498099">
            <text:p>0.0185064163</text:p>
          </table:table-cell>
          <table:table-cell office:value-type="float" office:value="1.12420334192879">
            <text:p>1.1242033419</text:p>
          </table:table-cell>
          <table:table-cell office:value-type="float" office:value="1.25607008200584">
            <text:p>1.256070082</text:p>
          </table:table-cell>
          <table:table-cell office:value-type="float" office:value="1.06544373261872">
            <text:p>1.0654437326</text:p>
          </table:table-cell>
          <table:table-cell office:value-type="float" office:value="20.2579455653856">
            <text:p>20.2579455654</text:p>
          </table:table-cell>
          <table:table-cell office:value-type="float" office:value="10.1901151051543">
            <text:p>10.19011510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902">
            <text:p>902</text:p>
          </table:table-cell>
          <table:table-cell office:value-type="float" office:value="1956">
            <text:p>1956</text:p>
          </table:table-cell>
          <table:table-cell office:value-type="float" office:value="4973">
            <text:p>4973</text:p>
          </table:table-cell>
          <table:table-cell office:value-type="float" office:value="38.125">
            <text:p>38.125</text:p>
          </table:table-cell>
          <table:table-cell office:value-type="float" office:value="136.625">
            <text:p>136.625</text:p>
          </table:table-cell>
          <table:table-cell office:value-type="float" office:value="32.375">
            <text:p>32.375</text:p>
          </table:table-cell>
          <table:table-cell office:value-type="float" office:value="0.0422671840354767">
            <text:p>0.042267184</text:p>
          </table:table-cell>
          <table:table-cell office:value-type="float" office:value="0.06984918200409">
            <text:p>0.069849182</text:p>
          </table:table-cell>
          <table:table-cell office:value-type="float" office:value="0.00651015483611502">
            <text:p>0.0065101548</text:p>
          </table:table-cell>
          <table:table-cell office:value-type="float" office:value="1.15143671322289">
            <text:p>1.1514367132</text:p>
          </table:table-cell>
          <table:table-cell office:value-type="float" office:value="1.25403479713853">
            <text:p>1.2540347971</text:p>
          </table:table-cell>
          <table:table-cell office:value-type="float" office:value="1.02286861087374">
            <text:p>1.0228686109</text:p>
          </table:table-cell>
          <table:table-cell office:value-type="float" office:value="16.7433629054907">
            <text:p>16.7433629055</text:p>
          </table:table-cell>
          <table:table-cell office:value-type="float" office:value="10.2661570606011">
            <text:p>10.26615706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106">
            <text:p>1106</text:p>
          </table:table-cell>
          <table:table-cell office:value-type="float" office:value="2096">
            <text:p>2096</text:p>
          </table:table-cell>
          <table:table-cell office:value-type="float" office:value="4235">
            <text:p>4235</text:p>
          </table:table-cell>
          <table:table-cell office:value-type="float" office:value="21.5">
            <text:p>21.5</text:p>
          </table:table-cell>
          <table:table-cell office:value-type="float" office:value="117.25">
            <text:p>117.25</text:p>
          </table:table-cell>
          <table:table-cell office:value-type="float" office:value="291.875">
            <text:p>291.875</text:p>
          </table:table-cell>
          <table:table-cell office:value-type="float" office:value="0.0194394213381555">
            <text:p>0.0194394213</text:p>
          </table:table-cell>
          <table:table-cell office:value-type="float" office:value="0.0559398854961832">
            <text:p>0.0559398855</text:p>
          </table:table-cell>
          <table:table-cell office:value-type="float" office:value="0.0689197166469894">
            <text:p>0.0689197166</text:p>
          </table:table-cell>
          <table:table-cell office:value-type="float" office:value="1.06877864124339">
            <text:p>1.0687786412</text:p>
          </table:table-cell>
          <table:table-cell office:value-type="float" office:value="1.20192296998372">
            <text:p>1.20192297</text:p>
          </table:table-cell>
          <table:table-cell office:value-type="float" office:value="1.25052886585616">
            <text:p>1.2505288659</text:p>
          </table:table-cell>
          <table:table-cell office:value-type="float" office:value="0">
            <text:p>0</text:p>
          </table:table-cell>
          <table:table-cell office:value-type="float" office:value="12.7343592289326">
            <text:p>12.7343592289</text:p>
          </table:table-cell>
          <table:table-cell office:value-type="float" office:value="10.4000373718714">
            <text:p>10.4000373719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92">
            <text:p>1092</text:p>
          </table:table-cell>
          <table:table-cell office:value-type="float" office:value="2073">
            <text:p>2073</text:p>
          </table:table-cell>
          <table:table-cell office:value-type="float" office:value="5406">
            <text:p>5406</text:p>
          </table:table-cell>
          <table:table-cell office:value-type="float" office:value="51.75">
            <text:p>51.75</text:p>
          </table:table-cell>
          <table:table-cell office:value-type="float" office:value="202.375">
            <text:p>202.375</text:p>
          </table:table-cell>
          <table:table-cell office:value-type="float" office:value="160.25">
            <text:p>160.25</text:p>
          </table:table-cell>
          <table:table-cell office:value-type="float" office:value="0.0473901098901099">
            <text:p>0.0473901099</text:p>
          </table:table-cell>
          <table:table-cell office:value-type="float" office:value="0.0976242161119151">
            <text:p>0.0976242161</text:p>
          </table:table-cell>
          <table:table-cell office:value-type="float" office:value="0.0296429892711802">
            <text:p>0.0296429893</text:p>
          </table:table-cell>
          <table:table-cell office:value-type="float" office:value="1.17026719674556">
            <text:p>1.1702671967</text:p>
          </table:table-cell>
          <table:table-cell office:value-type="float" office:value="1.36036451203178">
            <text:p>1.360364512</text:p>
          </table:table-cell>
          <table:table-cell office:value-type="float" office:value="1.10547272780248">
            <text:p>1.1054727278</text:p>
          </table:table-cell>
          <table:table-cell office:value-type="float" office:value="14.9703092795603">
            <text:p>14.9703092796</text:p>
          </table:table-cell>
          <table:table-cell office:value-type="float" office:value="7.44135009833724">
            <text:p>7.4413500983</text:p>
          </table:table-cell>
          <table:table-cell office:value-type="float" office:value="23.728060409048">
            <text:p>23.728060409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1176">
            <text:p>1176</text:p>
          </table:table-cell>
          <table:table-cell office:value-type="float" office:value="2214">
            <text:p>2214</text:p>
          </table:table-cell>
          <table:table-cell office:value-type="float" office:value="3767">
            <text:p>3767</text:p>
          </table:table-cell>
          <table:table-cell office:value-type="float" office:value="70.875">
            <text:p>70.875</text:p>
          </table:table-cell>
          <table:table-cell office:value-type="float" office:value="162.5">
            <text:p>162.5</text:p>
          </table:table-cell>
          <table:table-cell office:value-type="float" office:value="269.125">
            <text:p>269.125</text:p>
          </table:table-cell>
          <table:table-cell office:value-type="float" office:value="0.0602678571428571">
            <text:p>0.0602678571</text:p>
          </table:table-cell>
          <table:table-cell office:value-type="float" office:value="0.0733965672990063">
            <text:p>0.0733965673</text:p>
          </table:table-cell>
          <table:table-cell office:value-type="float" office:value="0.0714427926732148">
            <text:p>0.0714427927</text:p>
          </table:table-cell>
          <table:table-cell office:value-type="float" office:value="1.218056640625">
            <text:p>1.2180566406</text:p>
          </table:table-cell>
          <table:table-cell office:value-type="float" office:value="1.26744661548543">
            <text:p>1.2674466155</text:p>
          </table:table-cell>
          <table:table-cell office:value-type="float" office:value="1.26005375670115">
            <text:p>1.2600537567</text:p>
          </table:table-cell>
          <table:table-cell office:value-type="float" office:value="11.8443022184171">
            <text:p>11.8443022184</text:p>
          </table:table-cell>
          <table:table-cell office:value-type="float" office:value="9.78634648764873">
            <text:p>9.7863464876</text:p>
          </table:table-cell>
          <table:table-cell office:value-type="float" office:value="10.04471681434">
            <text:p>10.0447168143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office:value-type="float" office:value="28">
            <text:p>28</text:p>
          </table:table-cell>
          <table:table-cell table:number-columns-repeated="2" office:value-type="float" office:value="32">
            <text:p>32</text:p>
          </table:table-cell>
          <table:table-cell office:value-type="float" office:value="1234">
            <text:p>1234</text:p>
          </table:table-cell>
          <table:table-cell office:value-type="float" office:value="2434">
            <text:p>2434</text:p>
          </table:table-cell>
          <table:table-cell office:value-type="float" office:value="4304">
            <text:p>4304</text:p>
          </table:table-cell>
          <table:table-cell office:value-type="float" office:value="58.625">
            <text:p>58.625</text:p>
          </table:table-cell>
          <table:table-cell office:value-type="float" office:value="85.125">
            <text:p>85.125</text:p>
          </table:table-cell>
          <table:table-cell office:value-type="float" office:value="278">
            <text:p>278</text:p>
          </table:table-cell>
          <table:table-cell office:value-type="float" office:value="0.0475081037277147">
            <text:p>0.0475081037</text:p>
          </table:table-cell>
          <table:table-cell office:value-type="float" office:value="0.0349732949876746">
            <text:p>0.034973295</text:p>
          </table:table-cell>
          <table:table-cell office:value-type="float" office:value="0.0645910780669145">
            <text:p>0.0645910781</text:p>
          </table:table-cell>
          <table:table-cell office:value-type="float" office:value="1.17070212208982">
            <text:p>1.1707021221</text:p>
          </table:table-cell>
          <table:table-cell office:value-type="float" office:value="1.12480386992696">
            <text:p>1.1248038699</text:p>
          </table:table-cell>
          <table:table-cell office:value-type="float" office:value="1.23424590767126">
            <text:p>1.2342459077</text:p>
          </table:table-cell>
          <table:table-cell office:value-type="float" office:value="14.9339757866618">
            <text:p>14.9339757867</text:p>
          </table:table-cell>
          <table:table-cell office:value-type="float" office:value="20.1639153280294">
            <text:p>20.163915328</text:p>
          </table:table-cell>
          <table:table-cell office:value-type="float" office:value="11.0742730649522">
            <text:p>11.074273065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460">
            <text:p>1460</text:p>
          </table:table-cell>
          <table:table-cell office:value-type="float" office:value="2787">
            <text:p>2787</text:p>
          </table:table-cell>
          <table:table-cell office:value-type="float" office:value="6049">
            <text:p>6049</text:p>
          </table:table-cell>
          <table:table-cell office:value-type="float" office:value="112.5">
            <text:p>112.5</text:p>
          </table:table-cell>
          <table:table-cell office:value-type="float" office:value="95">
            <text:p>95</text:p>
          </table:table-cell>
          <table:table-cell office:value-type="float" office:value="186.75">
            <text:p>186.75</text:p>
          </table:table-cell>
          <table:table-cell office:value-type="float" office:value="0.0770547945205479">
            <text:p>0.0770547945</text:p>
          </table:table-cell>
          <table:table-cell office:value-type="float" office:value="0.0340868317186939">
            <text:p>0.0340868317</text:p>
          </table:table-cell>
          <table:table-cell office:value-type="float" office:value="0.0308728715490164">
            <text:p>0.0308728715</text:p>
          </table:table-cell>
          <table:table-cell office:value-type="float" office:value="1.28132916588478">
            <text:p>1.2813291659</text:p>
          </table:table-cell>
          <table:table-cell office:value-type="float" office:value="1.1215812587248">
            <text:p>1.1215812587</text:p>
          </table:table-cell>
          <table:table-cell office:value-type="float" office:value="1.10992319344901">
            <text:p>1.1099231934</text:p>
          </table:table-cell>
          <table:table-cell office:value-type="float" office:value="9.33779635183874">
            <text:p>9.3377963518</text:p>
          </table:table-cell>
          <table:table-cell office:value-type="float" office:value="20.6793868994602">
            <text:p>20.6793868995</text:p>
          </table:table-cell>
          <table:table-cell office:value-type="float" office:value="22.796476180791">
            <text:p>22.7964761808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46">
            <text:p>46</text:p>
          </table:table-cell>
          <table:table-cell office:value-type="float" office:value="37">
            <text:p>37</text:p>
          </table:table-cell>
          <table:table-cell office:value-type="float" office:value="1522">
            <text:p>1522</text:p>
          </table:table-cell>
          <table:table-cell office:value-type="float" office:value="2666">
            <text:p>2666</text:p>
          </table:table-cell>
          <table:table-cell office:value-type="float" office:value="5043">
            <text:p>5043</text:p>
          </table:table-cell>
          <table:table-cell office:value-type="float" office:value="49">
            <text:p>49</text:p>
          </table:table-cell>
          <table:table-cell office:value-type="float" office:value="142.5">
            <text:p>142.5</text:p>
          </table:table-cell>
          <table:table-cell office:value-type="float" office:value="309.5">
            <text:p>309.5</text:p>
          </table:table-cell>
          <table:table-cell office:value-type="float" office:value="0.0321944809461235">
            <text:p>0.0321944809</text:p>
          </table:table-cell>
          <table:table-cell office:value-type="float" office:value="0.0534508627156789">
            <text:p>0.0534508627</text:p>
          </table:table-cell>
          <table:table-cell office:value-type="float" office:value="0.0613721990878445">
            <text:p>0.0613721991</text:p>
          </table:table-cell>
          <table:table-cell office:value-type="float" office:value="1.11471219313408">
            <text:p>1.1147121931</text:p>
          </table:table-cell>
          <table:table-cell office:value-type="float" office:value="1.19267772916597">
            <text:p>1.1926777292</text:p>
          </table:table-cell>
          <table:table-cell office:value-type="float" office:value="1.22218512857638">
            <text:p>1.2221851286</text:p>
          </table:table-cell>
          <table:table-cell office:value-type="float" office:value="21.8747434820912">
            <text:p>21.8747434821</text:p>
          </table:table-cell>
          <table:table-cell office:value-type="float" office:value="13.3114984842089">
            <text:p>13.3114984842</text:p>
          </table:table-cell>
          <table:table-cell office:value-type="float" office:value="11.6372891601371">
            <text:p>11.6372891601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office:value-type="float" office:value="1742">
            <text:p>1742</text:p>
          </table:table-cell>
          <table:table-cell office:value-type="float" office:value="2994">
            <text:p>2994</text:p>
          </table:table-cell>
          <table:table-cell office:value-type="float" office:value="5907">
            <text:p>5907</text:p>
          </table:table-cell>
          <table:table-cell office:value-type="float" office:value="66.25">
            <text:p>66.25</text:p>
          </table:table-cell>
          <table:table-cell office:value-type="float" office:value="276.25">
            <text:p>276.25</text:p>
          </table:table-cell>
          <table:table-cell office:value-type="float" office:value="371.5">
            <text:p>371.5</text:p>
          </table:table-cell>
          <table:table-cell office:value-type="float" office:value="0.0380309988518944">
            <text:p>0.0380309989</text:p>
          </table:table-cell>
          <table:table-cell office:value-type="float" office:value="0.0922678690714763">
            <text:p>0.0922678691</text:p>
          </table:table-cell>
          <table:table-cell office:value-type="float" office:value="0.0628914846791942">
            <text:p>0.0628914847</text:p>
          </table:table-cell>
          <table:table-cell office:value-type="float" office:value="1.13594335545403">
            <text:p>1.1359433555</text:p>
          </table:table-cell>
          <table:table-cell office:value-type="float" office:value="1.33962372668963">
            <text:p>1.3396237267</text:p>
          </table:table-cell>
          <table:table-cell office:value-type="float" office:value="1.22787266051368">
            <text:p>1.2278726605</text:p>
          </table:table-cell>
          <table:table-cell office:value-type="float" office:value="18.5702650004696">
            <text:p>18.5702650005</text:p>
          </table:table-cell>
          <table:table-cell office:value-type="float" office:value="7.85381179264604">
            <text:p>7.8538117926</text:p>
          </table:table-cell>
          <table:table-cell office:value-type="float" office:value="11.3643707561892">
            <text:p>11.3643707562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8">
            <text:p>48</text:p>
          </table:table-cell>
          <table:table-cell office:value-type="float" office:value="1803">
            <text:p>1803</text:p>
          </table:table-cell>
          <table:table-cell office:value-type="float" office:value="3115">
            <text:p>3115</text:p>
          </table:table-cell>
          <table:table-cell office:value-type="float" office:value="6200">
            <text:p>6200</text:p>
          </table:table-cell>
          <table:table-cell office:value-type="float" office:value="84.75">
            <text:p>84.75</text:p>
          </table:table-cell>
          <table:table-cell office:value-type="float" office:value="225.25">
            <text:p>225.25</text:p>
          </table:table-cell>
          <table:table-cell office:value-type="float" office:value="448.625">
            <text:p>448.625</text:p>
          </table:table-cell>
          <table:table-cell office:value-type="float" office:value="0.0470049916805324">
            <text:p>0.0470049917</text:p>
          </table:table-cell>
          <table:table-cell office:value-type="float" office:value="0.0723113964686998">
            <text:p>0.0723113965</text:p>
          </table:table-cell>
          <table:table-cell office:value-type="float" office:value="0.0723588709677419">
            <text:p>0.072358871</text:p>
          </table:table-cell>
          <table:table-cell office:value-type="float" office:value="1.16884803059792">
            <text:p>1.1688480306</text:p>
          </table:table-cell>
          <table:table-cell office:value-type="float" office:value="1.26333860623659">
            <text:p>1.2633386062</text:p>
          </table:table-cell>
          <table:table-cell office:value-type="float" office:value="1.26351822855424">
            <text:p>1.2635182286</text:p>
          </table:table-cell>
          <table:table-cell office:value-type="float" office:value="15.090166662027">
            <text:p>15.090166662</text:p>
          </table:table-cell>
          <table:table-cell office:value-type="float" office:value="9.92812813943658">
            <text:p>9.9281281394</text:p>
          </table:table-cell>
          <table:table-cell office:value-type="float" office:value="9.92183649987901">
            <text:p>9.9218364999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5">
            <text:p>25</text:p>
          </table:table-cell>
          <table:table-cell office:value-type="float" office:value="46">
            <text:p>46</text:p>
          </table:table-cell>
          <table:table-cell office:value-type="float" office:value="1944">
            <text:p>1944</text:p>
          </table:table-cell>
          <table:table-cell office:value-type="float" office:value="3230">
            <text:p>3230</text:p>
          </table:table-cell>
          <table:table-cell office:value-type="float" office:value="5828">
            <text:p>5828</text:p>
          </table:table-cell>
          <table:table-cell office:value-type="float" office:value="90.375">
            <text:p>90.375</text:p>
          </table:table-cell>
          <table:table-cell office:value-type="float" office:value="149.5">
            <text:p>149.5</text:p>
          </table:table-cell>
          <table:table-cell office:value-type="float" office:value="379.875">
            <text:p>379.875</text:p>
          </table:table-cell>
          <table:table-cell office:value-type="float" office:value="0.0464891975308642">
            <text:p>0.0464891975</text:p>
          </table:table-cell>
          <table:table-cell office:value-type="float" office:value="0.0462848297213622">
            <text:p>0.0462848297</text:p>
          </table:table-cell>
          <table:table-cell office:value-type="float" office:value="0.0651810226492793">
            <text:p>0.0651810226</text:p>
          </table:table-cell>
          <table:table-cell office:value-type="float" office:value="1.16694823251267">
            <text:p>1.1669482325</text:p>
          </table:table-cell>
          <table:table-cell office:value-type="float" office:value="1.16619578353095">
            <text:p>1.1661957835</text:p>
          </table:table-cell>
          <table:table-cell office:value-type="float" office:value="1.23646076807115">
            <text:p>1.2364607681</text:p>
          </table:table-cell>
          <table:table-cell office:value-type="float" office:value="15.2538036144528">
            <text:p>15.2538036145</text:p>
          </table:table-cell>
          <table:table-cell office:value-type="float" office:value="15.3196484381271">
            <text:p>15.3196484381</text:p>
          </table:table-cell>
          <table:table-cell office:value-type="float" office:value="10.9771134001031">
            <text:p>10.9771134001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35">
            <text:p>35</text:p>
          </table:table-cell>
          <table:table-cell office:value-type="float" office:value="27">
            <text:p>27</text:p>
          </table:table-cell>
          <table:table-cell office:value-type="float" office:value="1985">
            <text:p>1985</text:p>
          </table:table-cell>
          <table:table-cell office:value-type="float" office:value="3451">
            <text:p>3451</text:p>
          </table:table-cell>
          <table:table-cell office:value-type="float" office:value="6312">
            <text:p>6312</text:p>
          </table:table-cell>
          <table:table-cell office:value-type="float" office:value="70.625">
            <text:p>70.625</text:p>
          </table:table-cell>
          <table:table-cell office:value-type="float" office:value="187.375">
            <text:p>187.375</text:p>
          </table:table-cell>
          <table:table-cell office:value-type="float" office:value="493.625">
            <text:p>493.625</text:p>
          </table:table-cell>
          <table:table-cell office:value-type="float" office:value="0.0355793450881612">
            <text:p>0.0355793451</text:p>
          </table:table-cell>
          <table:table-cell office:value-type="float" office:value="0.0542958562735439">
            <text:p>0.0542958563</text:p>
          </table:table-cell>
          <table:table-cell office:value-type="float" office:value="0.0782042141951838">
            <text:p>0.0782042142</text:p>
          </table:table-cell>
          <table:table-cell office:value-type="float" office:value="1.12700885181049">
            <text:p>1.1270088518</text:p>
          </table:table-cell>
          <table:table-cell office:value-type="float" office:value="1.19581365537402">
            <text:p>1.1958136554</text:p>
          </table:table-cell>
          <table:table-cell office:value-type="float" office:value="1.2857019119542">
            <text:p>1.285701912</text:p>
          </table:table-cell>
          <table:table-cell office:value-type="float" office:value="19.8262838093191">
            <text:p>19.8262838093</text:p>
          </table:table-cell>
          <table:table-cell office:value-type="float" office:value="13.1096353130492">
            <text:p>13.109635313</text:p>
          </table:table-cell>
          <table:table-cell office:value-type="float" office:value="9.20552172685046">
            <text:p>9.2055217269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52">
            <text:p>52</text:p>
          </table:table-cell>
          <table:table-cell office:value-type="float" office:value="27">
            <text:p>27</text:p>
          </table:table-cell>
          <table:table-cell office:value-type="float" office:value="1810">
            <text:p>1810</text:p>
          </table:table-cell>
          <table:table-cell office:value-type="float" office:value="3500">
            <text:p>3500</text:p>
          </table:table-cell>
          <table:table-cell office:value-type="float" office:value="6550">
            <text:p>6550</text:p>
          </table:table-cell>
          <table:table-cell office:value-type="float" office:value="107.625">
            <text:p>107.625</text:p>
          </table:table-cell>
          <table:table-cell office:value-type="float" office:value="232">
            <text:p>232</text:p>
          </table:table-cell>
          <table:table-cell office:value-type="float" office:value="380">
            <text:p>380</text:p>
          </table:table-cell>
          <table:table-cell office:value-type="float" office:value="0.0594613259668508">
            <text:p>0.059461326</text:p>
          </table:table-cell>
          <table:table-cell office:value-type="float" office:value="0.0662857142857143">
            <text:p>0.0662857143</text:p>
          </table:table-cell>
          <table:table-cell office:value-type="float" office:value="0.0580152671755725">
            <text:p>0.0580152672</text:p>
          </table:table-cell>
          <table:table-cell office:value-type="float" office:value="1.21504451348402">
            <text:p>1.2150445135</text:p>
          </table:table-cell>
          <table:table-cell office:value-type="float" office:value="1.24061184">
            <text:p>1.24061184</text:p>
          </table:table-cell>
          <table:table-cell office:value-type="float" office:value="1.20965034671639">
            <text:p>1.2096503467</text:p>
          </table:table-cell>
          <table:table-cell office:value-type="float" office:value="12.0003467709922">
            <text:p>12.000346771</text:p>
          </table:table-cell>
          <table:table-cell office:value-type="float" office:value="10.7998283623634">
            <text:p>10.7998283624</text:p>
          </table:table-cell>
          <table:table-cell office:value-type="float" office:value="12.2909847806743">
            <text:p>12.2909847807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4">
            <text:p>24</text:p>
          </table:table-cell>
          <table:table-cell office:value-type="float" office:value="51">
            <text:p>51</text:p>
          </table:table-cell>
          <table:table-cell office:value-type="float" office:value="2014">
            <text:p>2014</text:p>
          </table:table-cell>
          <table:table-cell office:value-type="float" office:value="3994">
            <text:p>3994</text:p>
          </table:table-cell>
          <table:table-cell office:value-type="float" office:value="7120">
            <text:p>7120</text:p>
          </table:table-cell>
          <table:table-cell office:value-type="float" office:value="145">
            <text:p>145</text:p>
          </table:table-cell>
          <table:table-cell office:value-type="float" office:value="172.75">
            <text:p>172.75</text:p>
          </table:table-cell>
          <table:table-cell office:value-type="float" office:value="317.125">
            <text:p>317.125</text:p>
          </table:table-cell>
          <table:table-cell office:value-type="float" office:value="0.0719960278053625">
            <text:p>0.0719960278</text:p>
          </table:table-cell>
          <table:table-cell office:value-type="float" office:value="0.0432523785678518">
            <text:p>0.0432523786</text:p>
          </table:table-cell>
          <table:table-cell office:value-type="float" office:value="0.0445400280898876">
            <text:p>0.0445400281</text:p>
          </table:table-cell>
          <table:table-cell office:value-type="float" office:value="1.26214561623748">
            <text:p>1.2621456162</text:p>
          </table:table-cell>
          <table:table-cell office:value-type="float" office:value="1.15505003076096">
            <text:p>1.1550500308</text:p>
          </table:table-cell>
          <table:table-cell office:value-type="float" office:value="1.15977837395501">
            <text:p>1.159778374</text:p>
          </table:table-cell>
          <table:table-cell office:value-type="float" office:value="9.97013346662004">
            <text:p>9.9701334666</text:p>
          </table:table-cell>
          <table:table-cell office:value-type="float" office:value="16.3697708919521">
            <text:p>16.369770892</text:p>
          </table:table-cell>
          <table:table-cell office:value-type="float" office:value="15.9063992754979">
            <text:p>15.9063992755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63">
            <text:p>63</text:p>
          </table:table-cell>
          <table:table-cell office:value-type="float" office:value="34">
            <text:p>34</text:p>
          </table:table-cell>
          <table:table-cell office:value-type="float" office:value="2192">
            <text:p>2192</text:p>
          </table:table-cell>
          <table:table-cell office:value-type="float" office:value="4088">
            <text:p>4088</text:p>
          </table:table-cell>
          <table:table-cell office:value-type="float" office:value="8382">
            <text:p>8382</text:p>
          </table:table-cell>
          <table:table-cell office:value-type="float" office:value="109.625">
            <text:p>109.625</text:p>
          </table:table-cell>
          <table:table-cell office:value-type="float" office:value="179.125">
            <text:p>179.125</text:p>
          </table:table-cell>
          <table:table-cell office:value-type="float" office:value="330.625">
            <text:p>330.625</text:p>
          </table:table-cell>
          <table:table-cell office:value-type="float" office:value="0.0500114051094891">
            <text:p>0.0500114051</text:p>
          </table:table-cell>
          <table:table-cell office:value-type="float" office:value="0.0438172700587084">
            <text:p>0.0438172701</text:p>
          </table:table-cell>
          <table:table-cell office:value-type="float" office:value="0.039444643283226">
            <text:p>0.0394446433</text:p>
          </table:table-cell>
          <table:table-cell office:value-type="float" office:value="1.17994215353962">
            <text:p>1.1799421535</text:p>
          </table:table-cell>
          <table:table-cell office:value-type="float" office:value="1.15712355339006">
            <text:p>1.1571235534</text:p>
          </table:table-cell>
          <table:table-cell office:value-type="float" office:value="1.14110577606342">
            <text:p>1.1411057761</text:p>
          </table:table-cell>
          <table:table-cell office:value-type="float" office:value="14.2035370088927">
            <text:p>14.2035370089</text:p>
          </table:table-cell>
          <table:table-cell office:value-type="float" office:value="16.1631373122992">
            <text:p>16.1631373123</text:p>
          </table:table-cell>
          <table:table-cell office:value-type="float" office:value="17.9169958610747">
            <text:p>17.9169958611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345">
            <text:p>2345</text:p>
          </table:table-cell>
          <table:table-cell office:value-type="float" office:value="4176">
            <text:p>4176</text:p>
          </table:table-cell>
          <table:table-cell office:value-type="float" office:value="8244">
            <text:p>8244</text:p>
          </table:table-cell>
          <table:table-cell office:value-type="float" office:value="191.625">
            <text:p>191.625</text:p>
          </table:table-cell>
          <table:table-cell office:value-type="float" office:value="225.625">
            <text:p>225.625</text:p>
          </table:table-cell>
          <table:table-cell office:value-type="float" office:value="280.75">
            <text:p>280.75</text:p>
          </table:table-cell>
          <table:table-cell office:value-type="float" office:value="0.0817164179104478">
            <text:p>0.0817164179</text:p>
          </table:table-cell>
          <table:table-cell office:value-type="float" office:value="0.0540289750957854">
            <text:p>0.0540289751</text:p>
          </table:table-cell>
          <table:table-cell office:value-type="float" office:value="0.034055070354197">
            <text:p>0.0340550704</text:p>
          </table:table-cell>
          <table:table-cell office:value-type="float" office:value="1.29909550568055">
            <text:p>1.2990955057</text:p>
          </table:table-cell>
          <table:table-cell office:value-type="float" office:value="1.19482290792906">
            <text:p>1.1948229079</text:p>
          </table:table-cell>
          <table:table-cell office:value-type="float" office:value="1.12146585196068">
            <text:p>1.121465852</text:p>
          </table:table-cell>
          <table:table-cell office:value-type="float" office:value="8.82438594432938">
            <text:p>8.8243859443</text:p>
          </table:table-cell>
          <table:table-cell office:value-type="float" office:value="13.1727093573586">
            <text:p>13.1727093574</text:p>
          </table:table-cell>
          <table:table-cell office:value-type="float" office:value="20.6983538197001">
            <text:p>20.6983538197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1">
            <text:p>51</text:p>
          </table:table-cell>
          <table:table-cell office:value-type="float" office:value="70">
            <text:p>70</text:p>
          </table:table-cell>
          <table:table-cell office:value-type="float" office:value="2592">
            <text:p>2592</text:p>
          </table:table-cell>
          <table:table-cell office:value-type="float" office:value="4653">
            <text:p>4653</text:p>
          </table:table-cell>
          <table:table-cell office:value-type="float" office:value="8984">
            <text:p>8984</text:p>
          </table:table-cell>
          <table:table-cell office:value-type="float" office:value="197.75">
            <text:p>197.75</text:p>
          </table:table-cell>
          <table:table-cell office:value-type="float" office:value="373.5">
            <text:p>373.5</text:p>
          </table:table-cell>
          <table:table-cell office:value-type="float" office:value="414.875">
            <text:p>414.875</text:p>
          </table:table-cell>
          <table:table-cell office:value-type="float" office:value="0.0762924382716049">
            <text:p>0.0762924383</text:p>
          </table:table-cell>
          <table:table-cell office:value-type="float" office:value="0.0802707930367505">
            <text:p>0.080270793</text:p>
          </table:table-cell>
          <table:table-cell office:value-type="float" office:value="0.0461793187889581">
            <text:p>0.0461793188</text:p>
          </table:table-cell>
          <table:table-cell office:value-type="float" office:value="1.27843178477997">
            <text:p>1.2784317848</text:p>
          </table:table-cell>
          <table:table-cell office:value-type="float" office:value="1.29357684004953">
            <text:p>1.29357684</text:p>
          </table:table-cell>
          <table:table-cell office:value-type="float" office:value="1.16580737354963">
            <text:p>1.1658073735</text:p>
          </table:table-cell>
          <table:table-cell office:value-type="float" office:value="9.42772535328298">
            <text:p>9.4277253533</text:p>
          </table:table-cell>
          <table:table-cell office:value-type="float" office:value="8.97722476716142">
            <text:p>8.9772247672</text:p>
          </table:table-cell>
          <table:table-cell office:value-type="float" office:value="15.3538708530525">
            <text:p>15.3538708531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8">
            <text:p>48</text:p>
          </table:table-cell>
          <table:table-cell office:value-type="float" office:value="81">
            <text:p>81</text:p>
          </table:table-cell>
          <table:table-cell office:value-type="float" office:value="2450">
            <text:p>2450</text:p>
          </table:table-cell>
          <table:table-cell office:value-type="float" office:value="4901">
            <text:p>4901</text:p>
          </table:table-cell>
          <table:table-cell office:value-type="float" office:value="8953">
            <text:p>8953</text:p>
          </table:table-cell>
          <table:table-cell office:value-type="float" office:value="207.75">
            <text:p>207.75</text:p>
          </table:table-cell>
          <table:table-cell office:value-type="float" office:value="267.5">
            <text:p>267.5</text:p>
          </table:table-cell>
          <table:table-cell office:value-type="float" office:value="269">
            <text:p>269</text:p>
          </table:table-cell>
          <table:table-cell office:value-type="float" office:value="0.0847959183673469">
            <text:p>0.0847959184</text:p>
          </table:table-cell>
          <table:table-cell office:value-type="float" office:value="0.0545806978167721">
            <text:p>0.0545806978</text:p>
          </table:table-cell>
          <table:table-cell office:value-type="float" office:value="0.0300457947056852">
            <text:p>0.0300457947</text:p>
          </table:table-cell>
          <table:table-cell office:value-type="float" office:value="1.31087879591837">
            <text:p>1.3108787959</text:p>
          </table:table-cell>
          <table:table-cell office:value-type="float" office:value="1.19687138540407">
            <text:p>1.1968713854</text:p>
          </table:table-cell>
          <table:table-cell office:value-type="float" office:value="1.10692967103771">
            <text:p>1.106929671</text:p>
          </table:table-cell>
          <table:table-cell office:value-type="float" office:value="8.51617161043718">
            <text:p>8.5161716104</text:p>
          </table:table-cell>
          <table:table-cell office:value-type="float" office:value="13.0429968901747">
            <text:p>13.0429968902</text:p>
          </table:table-cell>
          <table:table-cell office:value-type="float" office:value="23.4145540264326">
            <text:p>23.4145540264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63">
            <text:p>63</text:p>
          </table:table-cell>
          <table:table-cell table:number-columns-repeated="2" office:value-type="float" office:value="97">
            <text:p>97</text:p>
          </table:table-cell>
          <table:table-cell office:value-type="float" office:value="2604">
            <text:p>2604</text:p>
          </table:table-cell>
          <table:table-cell office:value-type="float" office:value="5043">
            <text:p>5043</text:p>
          </table:table-cell>
          <table:table-cell office:value-type="float" office:value="8194">
            <text:p>8194</text:p>
          </table:table-cell>
          <table:table-cell office:value-type="float" office:value="255.75">
            <text:p>255.75</text:p>
          </table:table-cell>
          <table:table-cell office:value-type="float" office:value="421.25">
            <text:p>421.25</text:p>
          </table:table-cell>
          <table:table-cell office:value-type="float" office:value="399.5">
            <text:p>399.5</text:p>
          </table:table-cell>
          <table:table-cell office:value-type="float" office:value="0.0982142857142857">
            <text:p>0.0982142857</text:p>
          </table:table-cell>
          <table:table-cell office:value-type="float" office:value="0.0835316279992068">
            <text:p>0.083531628</text:p>
          </table:table-cell>
          <table:table-cell office:value-type="float" office:value="0.0487551867219917">
            <text:p>0.0487551867</text:p>
          </table:table-cell>
          <table:table-cell office:value-type="float" office:value="1.36265625">
            <text:p>1.36265625</text:p>
          </table:table-cell>
          <table:table-cell office:value-type="float" office:value="1.30603666243457">
            <text:p>1.3060366624</text:p>
          </table:table-cell>
          <table:table-cell office:value-type="float" office:value="1.17530220726227">
            <text:p>1.1753022073</text:p>
          </table:table-cell>
          <table:table-cell office:value-type="float" office:value="7.398661461661">
            <text:p>7.3986614617</text:p>
          </table:table-cell>
          <table:table-cell office:value-type="float" office:value="8.63996079503635">
            <text:p>8.639960795</text:p>
          </table:table-cell>
          <table:table-cell office:value-type="float" office:value="14.5607150912839">
            <text:p>14.5607150913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97">
            <text:p>97</text:p>
          </table:table-cell>
          <table:table-cell office:value-type="float" office:value="74">
            <text:p>74</text:p>
          </table:table-cell>
          <table:table-cell office:value-type="float" office:value="3005">
            <text:p>3005</text:p>
          </table:table-cell>
          <table:table-cell office:value-type="float" office:value="5426">
            <text:p>5426</text:p>
          </table:table-cell>
          <table:table-cell office:value-type="float" office:value="9894">
            <text:p>9894</text:p>
          </table:table-cell>
          <table:table-cell office:value-type="float" office:value="345">
            <text:p>345</text:p>
          </table:table-cell>
          <table:table-cell office:value-type="float" office:value="245.25">
            <text:p>245.25</text:p>
          </table:table-cell>
          <table:table-cell office:value-type="float" office:value="419.5">
            <text:p>419.5</text:p>
          </table:table-cell>
          <table:table-cell office:value-type="float" office:value="0.114808652246256">
            <text:p>0.1148086522</text:p>
          </table:table-cell>
          <table:table-cell office:value-type="float" office:value="0.0451990416513085">
            <text:p>0.0451990417</text:p>
          </table:table-cell>
          <table:table-cell office:value-type="float" office:value="0.0423994340004043">
            <text:p>0.042399434</text:p>
          </table:table-cell>
          <table:table-cell office:value-type="float" office:value="1.42766509505788">
            <text:p>1.4276650951</text:p>
          </table:table-cell>
          <table:table-cell office:value-type="float" office:value="1.16220083437733">
            <text:p>1.1622008344</text:p>
          </table:table-cell>
          <table:table-cell office:value-type="float" office:value="1.15192153452838">
            <text:p>1.1519215345</text:p>
          </table:table-cell>
          <table:table-cell office:value-type="float" office:value="6.37770946117932">
            <text:p>6.3777094612</text:p>
          </table:table-cell>
          <table:table-cell office:value-type="float" office:value="15.6794599198451">
            <text:p>15.6794599198</text:p>
          </table:table-cell>
          <table:table-cell office:value-type="float" office:value="16.692204162252">
            <text:p>16.6922041623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73">
            <text:p>73</text:p>
          </table:table-cell>
          <table:table-cell office:value-type="float" office:value="97">
            <text:p>97</text:p>
          </table:table-cell>
          <table:table-cell office:value-type="float" office:value="3235">
            <text:p>3235</text:p>
          </table:table-cell>
          <table:table-cell office:value-type="float" office:value="5734">
            <text:p>5734</text:p>
          </table:table-cell>
          <table:table-cell office:value-type="float" office:value="9752">
            <text:p>9752</text:p>
          </table:table-cell>
          <table:table-cell office:value-type="float" office:value="238.75">
            <text:p>238.75</text:p>
          </table:table-cell>
          <table:table-cell office:value-type="float" office:value="275.625">
            <text:p>275.625</text:p>
          </table:table-cell>
          <table:table-cell office:value-type="float" office:value="253">
            <text:p>253</text:p>
          </table:table-cell>
          <table:table-cell office:value-type="float" office:value="0.0738021638330757">
            <text:p>0.0738021638</text:p>
          </table:table-cell>
          <table:table-cell office:value-type="float" office:value="0.04806853854203">
            <text:p>0.0480685385</text:p>
          </table:table-cell>
          <table:table-cell office:value-type="float" office:value="0.0259433962264151">
            <text:p>0.0259433962</text:p>
          </table:table-cell>
          <table:table-cell office:value-type="float" office:value="1.2689832218132">
            <text:p>1.2689832218</text:p>
          </table:table-cell>
          <table:table-cell office:value-type="float" office:value="1.17276863031634">
            <text:p>1.1727686303</text:p>
          </table:table-cell>
          <table:table-cell office:value-type="float" office:value="1.09212108401566">
            <text:p>1.092121084</text:p>
          </table:table-cell>
          <table:table-cell office:value-type="float" office:value="9.73442377545316">
            <text:p>9.7344237755</text:p>
          </table:table-cell>
          <table:table-cell office:value-type="float" office:value="14.7638379856427">
            <text:p>14.7638379856</text:p>
          </table:table-cell>
          <table:table-cell office:value-type="float" office:value="27.0627673076432">
            <text:p>27.0627673076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105">
            <text:p>3105</text:p>
          </table:table-cell>
          <table:table-cell office:value-type="float" office:value="5834">
            <text:p>5834</text:p>
          </table:table-cell>
          <table:table-cell office:value-type="float" office:value="9674">
            <text:p>9674</text:p>
          </table:table-cell>
          <table:table-cell office:value-type="float" office:value="212.25">
            <text:p>212.25</text:p>
          </table:table-cell>
          <table:table-cell office:value-type="float" office:value="249.875">
            <text:p>249.875</text:p>
          </table:table-cell>
          <table:table-cell office:value-type="float" office:value="519.25">
            <text:p>519.25</text:p>
          </table:table-cell>
          <table:table-cell office:value-type="float" office:value="0.0683574879227053">
            <text:p>0.0683574879</text:p>
          </table:table-cell>
          <table:table-cell office:value-type="float" office:value="0.0428308193349332">
            <text:p>0.0428308193</text:p>
          </table:table-cell>
          <table:table-cell office:value-type="float" office:value="0.0536747984287782">
            <text:p>0.0536747984</text:p>
          </table:table-cell>
          <table:table-cell office:value-type="float" office:value="1.24840979019347">
            <text:p>1.2484097902</text:p>
          </table:table-cell>
          <table:table-cell office:value-type="float" office:value="1.15350344667867">
            <text:p>1.1535034467</text:p>
          </table:table-cell>
          <table:table-cell office:value-type="float" office:value="1.19350852311401">
            <text:p>1.1935085231</text:p>
          </table:table-cell>
          <table:table-cell office:value-type="float" office:value="10.4827874477632">
            <text:p>10.4827874478</text:p>
          </table:table-cell>
          <table:table-cell office:value-type="float" office:value="16.5275254648318">
            <text:p>16.5275254648</text:p>
          </table:table-cell>
          <table:table-cell office:value-type="float" office:value="13.2573829178993">
            <text:p>13.2573829179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88">
            <text:p>3588</text:p>
          </table:table-cell>
          <table:table-cell office:value-type="float" office:value="6295">
            <text:p>6295</text:p>
          </table:table-cell>
          <table:table-cell office:value-type="float" office:value="10855">
            <text:p>10855</text:p>
          </table:table-cell>
          <table:table-cell office:value-type="float" office:value="211.5">
            <text:p>211.5</text:p>
          </table:table-cell>
          <table:table-cell office:value-type="float" office:value="443.5">
            <text:p>443.5</text:p>
          </table:table-cell>
          <table:table-cell office:value-type="float" office:value="740">
            <text:p>740</text:p>
          </table:table-cell>
          <table:table-cell office:value-type="float" office:value="0.0589464882943144">
            <text:p>0.0589464883</text:p>
          </table:table-cell>
          <table:table-cell office:value-type="float" office:value="0.0704527402700556">
            <text:p>0.0704527403</text:p>
          </table:table-cell>
          <table:table-cell office:value-type="float" office:value="0.0681713496084754">
            <text:p>0.0681713496</text:p>
          </table:table-cell>
          <table:table-cell office:value-type="float" office:value="1.21312309845527">
            <text:p>1.2131230985</text:p>
          </table:table-cell>
          <table:table-cell office:value-type="float" office:value="1.25631322462385">
            <text:p>1.2563132246</text:p>
          </table:table-cell>
          <table:table-cell office:value-type="float" office:value="1.24770849612825">
            <text:p>1.2477084961</text:p>
          </table:table-cell>
          <table:table-cell office:value-type="float" office:value="12.1021878465385">
            <text:p>12.1021878465</text:p>
          </table:table-cell>
          <table:table-cell office:value-type="float" office:value="10.1811114696337">
            <text:p>10.1811114696</text:p>
          </table:table-cell>
          <table:table-cell office:value-type="float" office:value="10.5104843413612">
            <text:p>10.5104843414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4408">
            <text:p>4408</text:p>
          </table:table-cell>
          <table:table-cell office:value-type="float" office:value="6786">
            <text:p>6786</text:p>
          </table:table-cell>
          <table:table-cell office:value-type="float" office:value="12492">
            <text:p>12492</text:p>
          </table:table-cell>
          <table:table-cell office:value-type="float" office:value="259.75">
            <text:p>259.75</text:p>
          </table:table-cell>
          <table:table-cell office:value-type="float" office:value="265.5">
            <text:p>265.5</text:p>
          </table:table-cell>
          <table:table-cell office:value-type="float" office:value="788.875">
            <text:p>788.875</text:p>
          </table:table-cell>
          <table:table-cell office:value-type="float" office:value="0.0589269509981851">
            <text:p>0.058926951</text:p>
          </table:table-cell>
          <table:table-cell office:value-type="float" office:value="0.0391246684350133">
            <text:p>0.0391246684</text:p>
          </table:table-cell>
          <table:table-cell office:value-type="float" office:value="0.0631504162664105">
            <text:p>0.0631504163</text:p>
          </table:table-cell>
          <table:table-cell office:value-type="float" office:value="1.21305020417938">
            <text:p>1.2130502042</text:p>
          </table:table-cell>
          <table:table-cell office:value-type="float" office:value="1.13993658929564">
            <text:p>1.1399365893</text:p>
          </table:table-cell>
          <table:table-cell office:value-type="float" office:value="1.22884288807869">
            <text:p>1.2288428881</text:p>
          </table:table-cell>
          <table:table-cell office:value-type="float" office:value="12.1060875958645">
            <text:p>12.1060875959</text:p>
          </table:table-cell>
          <table:table-cell office:value-type="float" office:value="18.0607288092362">
            <text:p>18.0607288092</text:p>
          </table:table-cell>
          <table:table-cell office:value-type="float" office:value="11.3191666798387">
            <text:p>11.3191666798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110">
            <text:p>110</text:p>
          </table:table-cell>
          <table:table-cell office:value-type="float" office:value="78">
            <text:p>78</text:p>
          </table:table-cell>
          <table:table-cell office:value-type="float" office:value="3955">
            <text:p>3955</text:p>
          </table:table-cell>
          <table:table-cell office:value-type="float" office:value="6648">
            <text:p>6648</text:p>
          </table:table-cell>
          <table:table-cell office:value-type="float" office:value="11501">
            <text:p>11501</text:p>
          </table:table-cell>
          <table:table-cell office:value-type="float" office:value="204.125">
            <text:p>204.125</text:p>
          </table:table-cell>
          <table:table-cell office:value-type="float" office:value="390.5">
            <text:p>390.5</text:p>
          </table:table-cell>
          <table:table-cell office:value-type="float" office:value="567.375">
            <text:p>567.375</text:p>
          </table:table-cell>
          <table:table-cell office:value-type="float" office:value="0.0516118836915297">
            <text:p>0.0516118837</text:p>
          </table:table-cell>
          <table:table-cell office:value-type="float" office:value="0.0587394705174489">
            <text:p>0.0587394705</text:p>
          </table:table-cell>
          <table:table-cell office:value-type="float" office:value="0.0493326667246326">
            <text:p>0.0493326667</text:p>
          </table:table-cell>
          <table:table-cell office:value-type="float" office:value="1.1858626145352">
            <text:p>1.1858626145</text:p>
          </table:table-cell>
          <table:table-cell office:value-type="float" office:value="1.21235078458854">
            <text:p>1.2123507846</text:p>
          </table:table-cell>
          <table:table-cell office:value-type="float" office:value="1.1774344090683">
            <text:p>1.1774344091</text:p>
          </table:table-cell>
          <table:table-cell office:value-type="float" office:value="13.7736587905124">
            <text:p>13.7736587905</text:p>
          </table:table-cell>
          <table:table-cell office:value-type="float" office:value="12.1436415607384">
            <text:p>12.1436415607</text:p>
          </table:table-cell>
          <table:table-cell office:value-type="float" office:value="14.3942627319143">
            <text:p>14.3942627319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75">
            <text:p>75</text:p>
          </table:table-cell>
          <table:table-cell table:number-columns-repeated="2" office:value-type="float" office:value="129">
            <text:p>129</text:p>
          </table:table-cell>
          <table:table-cell office:value-type="float" office:value="4010">
            <text:p>4010</text:p>
          </table:table-cell>
          <table:table-cell office:value-type="float" office:value="7233">
            <text:p>7233</text:p>
          </table:table-cell>
          <table:table-cell office:value-type="float" office:value="12837">
            <text:p>12837</text:p>
          </table:table-cell>
          <table:table-cell office:value-type="float" office:value="232.375">
            <text:p>232.375</text:p>
          </table:table-cell>
          <table:table-cell office:value-type="float" office:value="382.25">
            <text:p>382.25</text:p>
          </table:table-cell>
          <table:table-cell office:value-type="float" office:value="414.25">
            <text:p>414.25</text:p>
          </table:table-cell>
          <table:table-cell office:value-type="float" office:value="0.0579488778054863">
            <text:p>0.0579488778</text:p>
          </table:table-cell>
          <table:table-cell office:value-type="float" office:value="0.0528480575141712">
            <text:p>0.0528480575</text:p>
          </table:table-cell>
          <table:table-cell office:value-type="float" office:value="0.0322700007789982">
            <text:p>0.0322700008</text:p>
          </table:table-cell>
          <table:table-cell office:value-type="float" office:value="1.20940289429948">
            <text:p>1.2094028943</text:p>
          </table:table-cell>
          <table:table-cell office:value-type="float" office:value="1.19044231897832">
            <text:p>1.190442319</text:p>
          </table:table-cell>
          <table:table-cell office:value-type="float" office:value="1.11498605450904">
            <text:p>1.1149860545</text:p>
          </table:table-cell>
          <table:table-cell office:value-type="float" office:value="12.3046763002772">
            <text:p>12.3046763003</text:p>
          </table:table-cell>
          <table:table-cell office:value-type="float" office:value="13.4594487510148">
            <text:p>13.459448751</text:p>
          </table:table-cell>
          <table:table-cell office:value-type="float" office:value="21.824353697717">
            <text:p>21.8243536977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5">
            <text:p>75</text:p>
          </table:table-cell>
          <table:table-cell office:value-type="float" office:value="97">
            <text:p>97</text:p>
          </table:table-cell>
          <table:table-cell office:value-type="float" office:value="4392">
            <text:p>4392</text:p>
          </table:table-cell>
          <table:table-cell office:value-type="float" office:value="8086">
            <text:p>8086</text:p>
          </table:table-cell>
          <table:table-cell office:value-type="float" office:value="15771">
            <text:p>15771</text:p>
          </table:table-cell>
          <table:table-cell office:value-type="float" office:value="194.5">
            <text:p>194.5</text:p>
          </table:table-cell>
          <table:table-cell office:value-type="float" office:value="553.75">
            <text:p>553.75</text:p>
          </table:table-cell>
          <table:table-cell office:value-type="float" office:value="450">
            <text:p>450</text:p>
          </table:table-cell>
          <table:table-cell office:value-type="float" office:value="0.0442850637522769">
            <text:p>0.0442850638</text:p>
          </table:table-cell>
          <table:table-cell office:value-type="float" office:value="0.0684825624536236">
            <text:p>0.0684825625</text:p>
          </table:table-cell>
          <table:table-cell office:value-type="float" office:value="0.0285333840593494">
            <text:p>0.0285333841</text:p>
          </table:table-cell>
          <table:table-cell office:value-type="float" office:value="1.15884161020119">
            <text:p>1.1588416102</text:p>
          </table:table-cell>
          <table:table-cell office:value-type="float" office:value="1.2488810968537">
            <text:p>1.2488810969</text:p>
          </table:table-cell>
          <table:table-cell office:value-type="float" office:value="1.10146258605924">
            <text:p>1.1014625861</text:p>
          </table:table-cell>
          <table:table-cell office:value-type="float" office:value="15.9960111325556">
            <text:p>15.9960111326</text:p>
          </table:table-cell>
          <table:table-cell office:value-type="float" office:value="10.4642612303762">
            <text:p>10.4642612304</text:p>
          </table:table-cell>
          <table:table-cell office:value-type="float" office:value="24.6374467226138">
            <text:p>24.637446722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72">
            <text:p>72</text:p>
          </table:table-cell>
          <table:table-cell office:value-type="float" office:value="95">
            <text:p>95</text:p>
          </table:table-cell>
          <table:table-cell office:value-type="float" office:value="4924">
            <text:p>4924</text:p>
          </table:table-cell>
          <table:table-cell office:value-type="float" office:value="8435">
            <text:p>8435</text:p>
          </table:table-cell>
          <table:table-cell office:value-type="float" office:value="15235">
            <text:p>15235</text:p>
          </table:table-cell>
          <table:table-cell office:value-type="float" office:value="177.25">
            <text:p>177.25</text:p>
          </table:table-cell>
          <table:table-cell office:value-type="float" office:value="455">
            <text:p>455</text:p>
          </table:table-cell>
          <table:table-cell office:value-type="float" office:value="669.375">
            <text:p>669.375</text:p>
          </table:table-cell>
          <table:table-cell office:value-type="float" office:value="0.0359971567831032">
            <text:p>0.0359971568</text:p>
          </table:table-cell>
          <table:table-cell office:value-type="float" office:value="0.0539419087136929">
            <text:p>0.0539419087</text:p>
          </table:table-cell>
          <table:table-cell office:value-type="float" office:value="0.0439366590088612">
            <text:p>0.043936659</text:p>
          </table:table-cell>
          <table:table-cell office:value-type="float" office:value="1.12852980752194">
            <text:p>1.1285298075</text:p>
          </table:table-cell>
          <table:table-cell office:value-type="float" office:value="1.19449975034865">
            <text:p>1.1944997503</text:p>
          </table:table-cell>
          <table:table-cell office:value-type="float" office:value="1.15756194934054">
            <text:p>1.1575619493</text:p>
          </table:table-cell>
          <table:table-cell office:value-type="float" office:value="19.6001400281885">
            <text:p>19.6001400282</text:p>
          </table:table-cell>
          <table:table-cell office:value-type="float" office:value="13.193421401794">
            <text:p>13.1934214018</text:p>
          </table:table-cell>
          <table:table-cell office:value-type="float" office:value="16.1201456751898">
            <text:p>16.1201456752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28">
            <text:p>128</text:p>
          </table:table-cell>
          <table:table-cell office:value-type="float" office:value="4600">
            <text:p>4600</text:p>
          </table:table-cell>
          <table:table-cell office:value-type="float" office:value="8220">
            <text:p>8220</text:p>
          </table:table-cell>
          <table:table-cell office:value-type="float" office:value="14620">
            <text:p>14620</text:p>
          </table:table-cell>
          <table:table-cell office:value-type="float" office:value="171.125">
            <text:p>171.125</text:p>
          </table:table-cell>
          <table:table-cell office:value-type="float" office:value="455.125">
            <text:p>455.125</text:p>
          </table:table-cell>
          <table:table-cell office:value-type="float" office:value="661.75">
            <text:p>661.75</text:p>
          </table:table-cell>
          <table:table-cell office:value-type="float" office:value="0.0372010869565217">
            <text:p>0.037201087</text:p>
          </table:table-cell>
          <table:table-cell office:value-type="float" office:value="0.0553680048661801">
            <text:p>0.0553680049</text:p>
          </table:table-cell>
          <table:table-cell office:value-type="float" office:value="0.0452633378932969">
            <text:p>0.0452633379</text:p>
          </table:table-cell>
          <table:table-cell office:value-type="float" office:value="1.13291628925449">
            <text:p>1.1329162893</text:p>
          </table:table-cell>
          <table:table-cell office:value-type="float" office:value="1.19979662431884">
            <text:p>1.1997966243</text:p>
          </table:table-cell>
          <table:table-cell office:value-type="float" office:value="1.16243727135073">
            <text:p>1.1624372714</text:p>
          </table:table-cell>
          <table:table-cell office:value-type="float" office:value="18.9769081214127">
            <text:p>18.9769081214</text:p>
          </table:table-cell>
          <table:table-cell office:value-type="float" office:value="12.8623729603006">
            <text:p>12.8623729603</text:p>
          </table:table-cell>
          <table:table-cell office:value-type="float" office:value="15.6576724864609">
            <text:p>15.6576724865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table:number-columns-repeated="2" office:value-type="float" office:value="110">
            <text:p>110</text:p>
          </table:table-cell>
          <table:table-cell office:value-type="float" office:value="5146">
            <text:p>5146</text:p>
          </table:table-cell>
          <table:table-cell office:value-type="float" office:value="8753">
            <text:p>8753</text:p>
          </table:table-cell>
          <table:table-cell office:value-type="float" office:value="13162">
            <text:p>13162</text:p>
          </table:table-cell>
          <table:table-cell office:value-type="float" office:value="241.25">
            <text:p>241.25</text:p>
          </table:table-cell>
          <table:table-cell office:value-type="float" office:value="256.875">
            <text:p>256.875</text:p>
          </table:table-cell>
          <table:table-cell office:value-type="float" office:value="364.25">
            <text:p>364.25</text:p>
          </table:table-cell>
          <table:table-cell office:value-type="float" office:value="0.046881072677808">
            <text:p>0.0468810727</text:p>
          </table:table-cell>
          <table:table-cell office:value-type="float" office:value="0.0293470810007997">
            <text:p>0.029347081</text:p>
          </table:table-cell>
          <table:table-cell office:value-type="float" office:value="0.0276743655979334">
            <text:p>0.0276743656</text:p>
          </table:table-cell>
          <table:table-cell office:value-type="float" office:value="1.16839151092415">
            <text:p>1.1683915109</text:p>
          </table:table-cell>
          <table:table-cell office:value-type="float" office:value="1.1044028357828">
            <text:p>1.1044028358</text:p>
          </table:table-cell>
          <table:table-cell office:value-type="float" office:value="1.09836138579481">
            <text:p>1.0983613858</text:p>
          </table:table-cell>
          <table:table-cell office:value-type="float" office:value="15.129151704553">
            <text:p>15.1291517046</text:p>
          </table:table-cell>
          <table:table-cell office:value-type="float" office:value="23.9638508727721">
            <text:p>23.9638508728</text:p>
          </table:table-cell>
          <table:table-cell office:value-type="float" office:value="25.391539528323">
            <text:p>25.3915395283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57">
            <text:p>57</text:p>
          </table:table-cell>
          <table:table-cell office:value-type="float" office:value="30">
            <text:p>30</text:p>
          </table:table-cell>
          <table:table-cell office:value-type="float" office:value="5568">
            <text:p>5568</text:p>
          </table:table-cell>
          <table:table-cell office:value-type="float" office:value="8280">
            <text:p>8280</text:p>
          </table:table-cell>
          <table:table-cell office:value-type="float" office:value="14400">
            <text:p>14400</text:p>
          </table:table-cell>
          <table:table-cell office:value-type="float" office:value="-561.875">
            <text:p>-561.875</text:p>
          </table:table-cell>
          <table:table-cell office:value-type="float" office:value="-276.375">
            <text:p>-276.375</text:p>
          </table:table-cell>
          <table:table-cell office:value-type="float" office:value="-302.25">
            <text:p>-302.25</text:p>
          </table:table-cell>
          <table:table-cell office:value-type="float" office:value="-0.100911458333333">
            <text:p>-0.1009114583</text:p>
          </table:table-cell>
          <table:table-cell office:value-type="float" office:value="-0.0333786231884058">
            <text:p>-0.0333786232</text:p>
          </table:table-cell>
          <table:table-cell office:value-type="float" office:value="-0.0209895833333333">
            <text:p>-0.0209895833</text:p>
          </table:table-cell>
          <table:table-cell office:value-type="float" office:value="0.666768815782335">
            <text:p>0.6667688158</text:p>
          </table:table-cell>
          <table:table-cell office:value-type="float" office:value="0.885358518513049">
            <text:p>0.8853585185</text:p>
          </table:table-cell>
          <table:table-cell office:value-type="float" office:value="0.927399961046007">
            <text:p>0.927399961</text:p>
          </table:table-cell>
          <table:table-cell office:value-type="float" office:value="-6.51614814232394">
            <text:p>-6.5161481423</text:p>
          </table:table-cell>
          <table:table-cell office:value-type="float" office:value="-20.4176659811622">
            <text:p>-20.4176659812</text:p>
          </table:table-cell>
          <table:table-cell office:value-type="float" office:value="-32.6755903557101">
            <text:p>-32.6755903557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office:value-type="float" office:value="4640">
            <text:p>4640</text:p>
          </table:table-cell>
          <table:table-cell office:value-type="float" office:value="9560">
            <text:p>9560</text:p>
          </table:table-cell>
          <table:table-cell office:value-type="float" office:value="16800">
            <text:p>16800</text:p>
          </table:table-cell>
          <table:table-cell office:value-type="float" office:value="-460.25">
            <text:p>-460.25</text:p>
          </table:table-cell>
          <table:table-cell office:value-type="float" office:value="-179">
            <text:p>-179</text:p>
          </table:table-cell>
          <table:table-cell office:value-type="float" office:value="-250.25">
            <text:p>-250.25</text:p>
          </table:table-cell>
          <table:table-cell office:value-type="float" office:value="-0.0991918103448276">
            <text:p>-0.0991918103</text:p>
          </table:table-cell>
          <table:table-cell office:value-type="float" office:value="-0.0187238493723849">
            <text:p>-0.0187238494</text:p>
          </table:table-cell>
          <table:table-cell office:value-type="float" office:value="-0.0148958333333333">
            <text:p>-0.0148958333</text:p>
          </table:table-cell>
          <table:table-cell office:value-type="float" office:value="0.672113133662493">
            <text:p>0.6721131337</text:p>
          </table:table-cell>
          <table:table-cell office:value-type="float" office:value="0.935153668965879">
            <text:p>0.935153669</text:p>
          </table:table-cell>
          <table:table-cell office:value-type="float" office:value="0.948299479600694">
            <text:p>0.9482994796</text:p>
          </table:table-cell>
          <table:table-cell office:value-type="float" office:value="-6.6353411672401">
            <text:p>-6.6353411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22">
            <text:p>22</text:p>
          </table:table-cell>
          <table:table-cell office:value-type="float" office:value="4832">
            <text:p>4832</text:p>
          </table:table-cell>
          <table:table-cell office:value-type="float" office:value="9562">
            <text:p>9562</text:p>
          </table:table-cell>
          <table:table-cell office:value-type="float" office:value="16320">
            <text:p>16320</text:p>
          </table:table-cell>
          <table:table-cell office:value-type="float" office:value="-322">
            <text:p>-322</text:p>
          </table:table-cell>
          <table:table-cell office:value-type="float" office:value="1">
            <text:p>1</text:p>
          </table:table-cell>
          <table:table-cell office:value-type="float" office:value="-505">
            <text:p>-505</text:p>
          </table:table-cell>
          <table:table-cell office:value-type="float" office:value="-0.0666390728476821">
            <text:p>-0.0666390728</text:p>
          </table:table-cell>
          <table:table-cell office:value-type="float" office:value="0.000104580631667015">
            <text:p>0.0001045806</text:p>
          </table:table-cell>
          <table:table-cell office:value-type="float" office:value="-0.0309436274509804">
            <text:p>-0.0309436275</text:p>
          </table:table-cell>
          <table:table-cell office:value-type="float" office:value="0.77546714645191">
            <text:p>0.7754671465</text:p>
          </table:table-cell>
          <table:table-cell office:value-type="float" office:value="1.00036605364757">
            <text:p>1.0003660536</text:p>
          </table:table-cell>
          <table:table-cell office:value-type="float" office:value="0.893574019758026">
            <text:p>0.8935740198</text:p>
          </table:table-cell>
          <table:table-cell office:value-type="float" office:value="-10.0509562190031">
            <text:p>-10.050956219</text:p>
          </table:table-cell>
          <table:table-cell office:value-type="float" office:value="0">
            <text:p>0</text:p>
          </table:table-cell>
          <table:table-cell office:value-type="float" office:value="-22.0519315934559">
            <text:p>-22.0519315935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 office:value-type="float" office:value="99">
            <text:p>99</text:p>
          </table:table-cell>
          <table:table-cell office:value-type="float" office:value="4224">
            <text:p>4224</text:p>
          </table:table-cell>
          <table:table-cell office:value-type="float" office:value="8788">
            <text:p>8788</text:p>
          </table:table-cell>
          <table:table-cell office:value-type="float" office:value="15162">
            <text:p>15162</text:p>
          </table:table-cell>
          <table:table-cell office:value-type="float" office:value="-220.375">
            <text:p>-220.375</text:p>
          </table:table-cell>
          <table:table-cell office:value-type="float" office:value="64.125">
            <text:p>64.125</text:p>
          </table:table-cell>
          <table:table-cell office:value-type="float" office:value="228.625">
            <text:p>228.625</text:p>
          </table:table-cell>
          <table:table-cell office:value-type="float" office:value="-0.0521721117424242">
            <text:p>-0.0521721117</text:p>
          </table:table-cell>
          <table:table-cell office:value-type="float" office:value="0.00729688211197087">
            <text:p>0.0072968821</text:p>
          </table:table-cell>
          <table:table-cell office:value-type="float" office:value="0.0150788154597019">
            <text:p>0.0150788155</text:p>
          </table:table-cell>
          <table:table-cell office:value-type="float" office:value="0.822732590219097">
            <text:p>0.8227325902</text:p>
          </table:table-cell>
          <table:table-cell office:value-type="float" office:value="1.02564344658947">
            <text:p>1.0256434466</text:p>
          </table:table-cell>
          <table:table-cell office:value-type="float" office:value="1.05322150063327">
            <text:p>1.0532215006</text:p>
          </table:table-cell>
          <table:table-cell office:value-type="float" office:value="-12.9361111715939">
            <text:p>-12.93611117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70">
            <text:p>70</text:p>
          </table:table-cell>
          <table:table-cell office:value-type="float" office:value="96">
            <text:p>96</text:p>
          </table:table-cell>
          <table:table-cell office:value-type="float" office:value="3872">
            <text:p>3872</text:p>
          </table:table-cell>
          <table:table-cell office:value-type="float" office:value="8966">
            <text:p>8966</text:p>
          </table:table-cell>
          <table:table-cell office:value-type="float" office:value="15921">
            <text:p>15921</text:p>
          </table:table-cell>
          <table:table-cell office:value-type="float" office:value="76">
            <text:p>76</text:p>
          </table:table-cell>
          <table:table-cell office:value-type="float" office:value="33.75">
            <text:p>33.75</text:p>
          </table:table-cell>
          <table:table-cell office:value-type="float" office:value="1159">
            <text:p>1159</text:p>
          </table:table-cell>
          <table:table-cell office:value-type="float" office:value="0.0196280991735537">
            <text:p>0.0196280992</text:p>
          </table:table-cell>
          <table:table-cell office:value-type="float" office:value="0.00376422038813295">
            <text:p>0.0037642204</text:p>
          </table:table-cell>
          <table:table-cell office:value-type="float" office:value="0.0727969348659004">
            <text:p>0.0727969349</text:p>
          </table:table-cell>
          <table:table-cell office:value-type="float" office:value="1.06945346117069">
            <text:p>1.0694534612</text:p>
          </table:table-cell>
          <table:table-cell office:value-type="float" office:value="1.01320254329452">
            <text:p>1.0132025433</text:p>
          </table:table-cell>
          <table:table-cell office:value-type="float" office:value="1.26517608373336">
            <text:p>1.2651760837</text:p>
          </table:table-cell>
          <table:table-cell table:number-columns-repeated="2" office:value-type="float" office:value="0">
            <text:p>0</text:p>
          </table:table-cell>
          <table:table-cell office:value-type="float" office:value="9.86416839141779">
            <text:p>9.8641683914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13">
            <text:p>113</text:p>
          </table:table-cell>
          <table:table-cell table:number-columns-repeated="2" office:value-type="float" office:value="140">
            <text:p>140</text:p>
          </table:table-cell>
          <table:table-cell office:value-type="float" office:value="5088">
            <text:p>5088</text:p>
          </table:table-cell>
          <table:table-cell office:value-type="float" office:value="9748">
            <text:p>9748</text:p>
          </table:table-cell>
          <table:table-cell office:value-type="float" office:value="17141">
            <text:p>17141</text:p>
          </table:table-cell>
          <table:table-cell office:value-type="float" office:value="264">
            <text:p>264</text:p>
          </table:table-cell>
          <table:table-cell office:value-type="float" office:value="188.875">
            <text:p>188.875</text:p>
          </table:table-cell>
          <table:table-cell office:value-type="float" office:value="1174.25">
            <text:p>1174.25</text:p>
          </table:table-cell>
          <table:table-cell office:value-type="float" office:value="0.0518867924528302">
            <text:p>0.0518867925</text:p>
          </table:table-cell>
          <table:table-cell office:value-type="float" office:value="0.0193757693885925">
            <text:p>0.0193757694</text:p>
          </table:table-cell>
          <table:table-cell office:value-type="float" office:value="0.0685053380782918">
            <text:p>0.0685053381</text:p>
          </table:table-cell>
          <table:table-cell office:value-type="float" office:value="1.18688056247775">
            <text:p>1.1868805625</text:p>
          </table:table-cell>
          <table:table-cell office:value-type="float" office:value="1.0685510169213">
            <text:p>1.0685510169</text:p>
          </table:table-cell>
          <table:table-cell office:value-type="float" office:value="1.24896692671065">
            <text:p>1.2489669267</text:p>
          </table:table-cell>
          <table:table-cell office:value-type="float" office:value="13.7024883528063">
            <text:p>13.7024883528</text:p>
          </table:table-cell>
          <table:table-cell office:value-type="float" office:value="0">
            <text:p>0</text:p>
          </table:table-cell>
          <table:table-cell office:value-type="float" office:value="10.4608949507982">
            <text:p>10.4608949508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58">
            <text:p>158</text:p>
          </table:table-cell>
          <table:table-cell office:value-type="float" office:value="224">
            <text:p>224</text:p>
          </table:table-cell>
          <table:table-cell office:value-type="float" office:value="185">
            <text:p>185</text:p>
          </table:table-cell>
          <table:table-cell office:value-type="float" office:value="4884">
            <text:p>4884</text:p>
          </table:table-cell>
          <table:table-cell office:value-type="float" office:value="9503">
            <text:p>9503</text:p>
          </table:table-cell>
          <table:table-cell office:value-type="float" office:value="15860">
            <text:p>15860</text:p>
          </table:table-cell>
          <table:table-cell office:value-type="float" office:value="-194.25">
            <text:p>-194.25</text:p>
          </table:table-cell>
          <table:table-cell office:value-type="float" office:value="296.5">
            <text:p>296.5</text:p>
          </table:table-cell>
          <table:table-cell office:value-type="float" office:value="1410.625">
            <text:p>1410.625</text:p>
          </table:table-cell>
          <table:table-cell office:value-type="float" office:value="-0.0397727272727273">
            <text:p>-0.0397727273</text:p>
          </table:table-cell>
          <table:table-cell office:value-type="float" office:value="0.0312006734715353">
            <text:p>0.0312006735</text:p>
          </table:table-cell>
          <table:table-cell office:value-type="float" office:value="0.0889423076923077">
            <text:p>0.0889423077</text:p>
          </table:table-cell>
          <table:table-cell office:value-type="float" office:value="0.863895919421488">
            <text:p>0.8638959194</text:p>
          </table:table-cell>
          <table:table-cell office:value-type="float" office:value="1.11111038191953">
            <text:p>1.1111103819</text:p>
          </table:table-cell>
          <table:table-cell office:value-type="float" office:value="1.32680311575444">
            <text:p>1.3268031158</text:p>
          </table:table-cell>
          <table:table-cell office:value-type="float" office:value="-17.0787827161608">
            <text:p>-17.0787827162</text:p>
          </table:table-cell>
          <table:table-cell office:value-type="float" office:value="22.5605751861715">
            <text:p>22.5605751862</text:p>
          </table:table-cell>
          <table:table-cell office:value-type="float" office:value="8.13487479859596">
            <text:p>8.1348747986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3">
            <text:p>3</text:p>
          </table:table-cell>
          <table:table-cell office:value-type="float" office:value="180">
            <text:p>180</text:p>
          </table:table-cell>
          <table:table-cell table:number-columns-repeated="2" office:value-type="float" office:value="207">
            <text:p>207</text:p>
          </table:table-cell>
          <table:table-cell office:value-type="float" office:value="4477">
            <text:p>4477</text:p>
          </table:table-cell>
          <table:table-cell office:value-type="float" office:value="9063">
            <text:p>9063</text:p>
          </table:table-cell>
          <table:table-cell office:value-type="float" office:value="18117">
            <text:p>18117</text:p>
          </table:table-cell>
          <table:table-cell office:value-type="float" office:value="-18.125">
            <text:p>-18.125</text:p>
          </table:table-cell>
          <table:table-cell office:value-type="float" office:value="196.25">
            <text:p>196.25</text:p>
          </table:table-cell>
          <table:table-cell office:value-type="float" office:value="1456.375">
            <text:p>1456.375</text:p>
          </table:table-cell>
          <table:table-cell office:value-type="float" office:value="-0.00404846995756087">
            <text:p>-0.00404847</text:p>
          </table:table-cell>
          <table:table-cell office:value-type="float" office:value="0.0216539777115745">
            <text:p>0.0216539777</text:p>
          </table:table-cell>
          <table:table-cell office:value-type="float" office:value="0.0803872053872054">
            <text:p>0.0803872054</text:p>
          </table:table-cell>
          <table:table-cell office:value-type="float" office:value="0.985862479762172">
            <text:p>0.9858624798</text:p>
          </table:table-cell>
          <table:table-cell office:value-type="float" office:value="1.07670795570195">
            <text:p>1.0767079557</text:p>
          </table:table-cell>
          <table:table-cell office:value-type="float" office:value="1.29402094032355">
            <text:p>1.2940209403</text:p>
          </table:table-cell>
          <table:table-cell office:value-type="float" office:value="0">
            <text:p>0</text:p>
          </table:table-cell>
          <table:table-cell office:value-type="float" office:value="32.3554910580678">
            <text:p>32.3554910581</text:p>
          </table:table-cell>
          <table:table-cell office:value-type="float" office:value="8.9647136501945">
            <text:p>8.9647136502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3">
            <text:p>3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5883">
            <text:p>5883</text:p>
          </table:table-cell>
          <table:table-cell office:value-type="float" office:value="10166">
            <text:p>10166</text:p>
          </table:table-cell>
          <table:table-cell office:value-type="float" office:value="19840">
            <text:p>19840</text:p>
          </table:table-cell>
          <table:table-cell office:value-type="float" office:value="305.25">
            <text:p>305.25</text:p>
          </table:table-cell>
          <table:table-cell office:value-type="float" office:value="391.75">
            <text:p>391.75</text:p>
          </table:table-cell>
          <table:table-cell office:value-type="float" office:value="2310">
            <text:p>2310</text:p>
          </table:table-cell>
          <table:table-cell office:value-type="float" office:value="0.0518867924528302">
            <text:p>0.0518867925</text:p>
          </table:table-cell>
          <table:table-cell office:value-type="float" office:value="0.0385353137910683">
            <text:p>0.0385353138</text:p>
          </table:table-cell>
          <table:table-cell office:value-type="float" office:value="0.116431451612903">
            <text:p>0.1164314516</text:p>
          </table:table-cell>
          <table:table-cell office:value-type="float" office:value="1.18688056247775">
            <text:p>1.1868805625</text:p>
          </table:table-cell>
          <table:table-cell office:value-type="float" office:value="1.13778414027033">
            <text:p>1.1377841403</text:p>
          </table:table-cell>
          <table:table-cell office:value-type="float" office:value="1.43408039517755">
            <text:p>1.4340803952</text:p>
          </table:table-cell>
          <table:table-cell office:value-type="float" office:value="13.7024883528063">
            <text:p>13.7024883528</text:p>
          </table:table-cell>
          <table:table-cell office:value-type="float" office:value="18.3317137266595">
            <text:p>18.3317137267</text:p>
          </table:table-cell>
          <table:table-cell office:value-type="float" office:value="6.29347718693299">
            <text:p>6.2934771869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3">
            <text:p>3</text:p>
          </table:table-cell>
          <table:table-cell office:value-type="float" office:value="204">
            <text:p>204</text:p>
          </table:table-cell>
          <table:table-cell office:value-type="float" office:value="286">
            <text:p>286</text:p>
          </table:table-cell>
          <table:table-cell office:value-type="float" office:value="204">
            <text:p>204</text:p>
          </table:table-cell>
          <table:table-cell office:value-type="float" office:value="6401">
            <text:p>6401</text:p>
          </table:table-cell>
          <table:table-cell office:value-type="float" office:value="11322">
            <text:p>11322</text:p>
          </table:table-cell>
          <table:table-cell office:value-type="float" office:value="23280">
            <text:p>23280</text:p>
          </table:table-cell>
          <table:table-cell office:value-type="float" office:value="175.75">
            <text:p>175.75</text:p>
          </table:table-cell>
          <table:table-cell office:value-type="float" office:value="425">
            <text:p>425</text:p>
          </table:table-cell>
          <table:table-cell office:value-type="float" office:value="2500">
            <text:p>2500</text:p>
          </table:table-cell>
          <table:table-cell office:value-type="float" office:value="0.0274566473988439">
            <text:p>0.0274566474</text:p>
          </table:table-cell>
          <table:table-cell office:value-type="float" office:value="0.0375375375375375">
            <text:p>0.0375375375</text:p>
          </table:table-cell>
          <table:table-cell office:value-type="float" office:value="0.107388316151203">
            <text:p>0.1073883162</text:p>
          </table:table-cell>
          <table:table-cell office:value-type="float" office:value="1.09757584616927">
            <text:p>1.0975758462</text:p>
          </table:table-cell>
          <table:table-cell office:value-type="float" office:value="1.13414315216117">
            <text:p>1.1341431522</text:p>
          </table:table-cell>
          <table:table-cell office:value-type="float" office:value="1.39846231740296">
            <text:p>1.3984623174</text:p>
          </table:table-cell>
          <table:table-cell office:value-type="float" office:value="25.5901589779144">
            <text:p>25.5901589779</text:p>
          </table:table-cell>
          <table:table-cell office:value-type="float" office:value="18.8098859802514">
            <text:p>18.8098859803</text:p>
          </table:table-cell>
          <table:table-cell office:value-type="float" office:value="6.79526915343788">
            <text:p>6.7952691534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3">
            <text:p>3</text:p>
          </table:table-cell>
          <table:table-cell office:value-type="float" office:value="174">
            <text:p>174</text:p>
          </table:table-cell>
          <table:table-cell office:value-type="float" office:value="266">
            <text:p>266</text:p>
          </table:table-cell>
          <table:table-cell office:value-type="float" office:value="174">
            <text:p>174</text:p>
          </table:table-cell>
          <table:table-cell office:value-type="float" office:value="6048">
            <text:p>6048</text:p>
          </table:table-cell>
          <table:table-cell office:value-type="float" office:value="11070">
            <text:p>11070</text:p>
          </table:table-cell>
          <table:table-cell office:value-type="float" office:value="27040">
            <text:p>27040</text:p>
          </table:table-cell>
          <table:table-cell office:value-type="float" office:value="398">
            <text:p>398</text:p>
          </table:table-cell>
          <table:table-cell office:value-type="float" office:value="439.5">
            <text:p>439.5</text:p>
          </table:table-cell>
          <table:table-cell office:value-type="float" office:value="2570">
            <text:p>2570</text:p>
          </table:table-cell>
          <table:table-cell office:value-type="float" office:value="0.0658068783068783">
            <text:p>0.0658068783</text:p>
          </table:table-cell>
          <table:table-cell office:value-type="float" office:value="0.0397018970189702">
            <text:p>0.039701897</text:p>
          </table:table-cell>
          <table:table-cell office:value-type="float" office:value="0.0950443786982249">
            <text:p>0.0950443787</text:p>
          </table:table-cell>
          <table:table-cell office:value-type="float" office:value="1.23881194272977">
            <text:p>1.2388119427</text:p>
          </table:table-cell>
          <table:table-cell office:value-type="float" office:value="1.14204607119513">
            <text:p>1.1420460712</text:p>
          </table:table-cell>
          <table:table-cell office:value-type="float" office:value="1.35036085593116">
            <text:p>1.3503608559</text:p>
          </table:table-cell>
          <table:table-cell office:value-type="float" office:value="10.8759431496264">
            <text:p>10.8759431496</text:p>
          </table:table-cell>
          <table:table-cell office:value-type="float" office:value="17.8031171950512">
            <text:p>17.8031171951</text:p>
          </table:table-cell>
          <table:table-cell office:value-type="float" office:value="7.63420907711253">
            <text:p>7.6342090771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3">
            <text:p>3</text:p>
          </table:table-cell>
          <table:table-cell office:value-type="float" office:value="145">
            <text:p>145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7141">
            <text:p>7141</text:p>
          </table:table-cell>
          <table:table-cell office:value-type="float" office:value="12300">
            <text:p>12300</text:p>
          </table:table-cell>
          <table:table-cell office:value-type="float" office:value="27520">
            <text:p>27520</text:p>
          </table:table-cell>
          <table:table-cell office:value-type="float" office:value="587.375">
            <text:p>587.375</text:p>
          </table:table-cell>
          <table:table-cell office:value-type="float" office:value="866.25">
            <text:p>866.25</text:p>
          </table:table-cell>
          <table:table-cell office:value-type="float" office:value="2200">
            <text:p>2200</text:p>
          </table:table-cell>
          <table:table-cell office:value-type="float" office:value="0.0822538860103627">
            <text:p>0.082253886</text:p>
          </table:table-cell>
          <table:table-cell office:value-type="float" office:value="0.0704268292682927">
            <text:p>0.0704268293</text:p>
          </table:table-cell>
          <table:table-cell office:value-type="float" office:value="0.0799418604651163">
            <text:p>0.0799418605</text:p>
          </table:table-cell>
          <table:table-cell office:value-type="float" office:value="1.30114937649333">
            <text:p>1.3011493765</text:p>
          </table:table-cell>
          <table:table-cell office:value-type="float" office:value="1.25621538146936">
            <text:p>1.2562153815</text:p>
          </table:table-cell>
          <table:table-cell office:value-type="float" office:value="1.29232228569497">
            <text:p>1.2923222857</text:p>
          </table:table-cell>
          <table:table-cell office:value-type="float" office:value="8.76893140437852">
            <text:p>8.7689314044</text:p>
          </table:table-cell>
          <table:table-cell office:value-type="float" office:value="10.1847325763447">
            <text:p>10.1847325763</text:p>
          </table:table-cell>
          <table:table-cell office:value-type="float" office:value="9.01277278867973">
            <text:p>9.0127727887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3">
            <text:p>3</text:p>
          </table:table-cell>
          <table:table-cell office:value-type="float" office:value="151">
            <text:p>151</text:p>
          </table:table-cell>
          <table:table-cell office:value-type="float" office:value="269">
            <text:p>269</text:p>
          </table:table-cell>
          <table:table-cell office:value-type="float" office:value="151">
            <text:p>151</text:p>
          </table:table-cell>
          <table:table-cell office:value-type="float" office:value="7807">
            <text:p>7807</text:p>
          </table:table-cell>
          <table:table-cell office:value-type="float" office:value="13260">
            <text:p>13260</text:p>
          </table:table-cell>
          <table:table-cell office:value-type="float" office:value="33920">
            <text:p>33920</text:p>
          </table:table-cell>
          <table:table-cell office:value-type="float" office:value="610.5">
            <text:p>610.5</text:p>
          </table:table-cell>
          <table:table-cell office:value-type="float" office:value="1136.25">
            <text:p>1136.25</text:p>
          </table:table-cell>
          <table:table-cell office:value-type="float" office:value="2730">
            <text:p>2730</text:p>
          </table:table-cell>
          <table:table-cell office:value-type="float" office:value="0.0781990521327014">
            <text:p>0.0781990521</text:p>
          </table:table-cell>
          <table:table-cell office:value-type="float" office:value="0.0856900452488688">
            <text:p>0.0856900452</text:p>
          </table:table-cell>
          <table:table-cell office:value-type="float" office:value="0.0804834905660377">
            <text:p>0.0804834906</text:p>
          </table:table-cell>
          <table:table-cell office:value-type="float" office:value="1.28568226230318">
            <text:p>1.2856822623</text:p>
          </table:table-cell>
          <table:table-cell office:value-type="float" office:value="1.31430701472636">
            <text:p>1.3143070147</text:p>
          </table:table-cell>
          <table:table-cell office:value-type="float" office:value="1.29438829779837">
            <text:p>1.2943882978</text:p>
          </table:table-cell>
          <table:table-cell office:value-type="float" office:value="9.20610708576988">
            <text:p>9.2061070858</text:p>
          </table:table-cell>
          <table:table-cell office:value-type="float" office:value="8.43082987701996">
            <text:p>8.430829877</text:p>
          </table:table-cell>
          <table:table-cell office:value-type="float" office:value="8.95439298312194">
            <text:p>8.9543929831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3">
            <text:p>3</text:p>
          </table:table-cell>
          <table:table-cell office:value-type="float" office:value="132">
            <text:p>132</text:p>
          </table:table-cell>
          <table:table-cell office:value-type="float" office:value="263">
            <text:p>263</text:p>
          </table:table-cell>
          <table:table-cell office:value-type="float" office:value="132">
            <text:p>132</text:p>
          </table:table-cell>
          <table:table-cell office:value-type="float" office:value="6993">
            <text:p>6993</text:p>
          </table:table-cell>
          <table:table-cell office:value-type="float" office:value="14820">
            <text:p>14820</text:p>
          </table:table-cell>
          <table:table-cell office:value-type="float" office:value="36880">
            <text:p>36880</text:p>
          </table:table-cell>
          <table:table-cell office:value-type="float" office:value="763.125">
            <text:p>763.125</text:p>
          </table:table-cell>
          <table:table-cell office:value-type="float" office:value="1260">
            <text:p>1260</text:p>
          </table:table-cell>
          <table:table-cell office:value-type="float" office:value="1540">
            <text:p>1540</text:p>
          </table:table-cell>
          <table:table-cell office:value-type="float" office:value="0.109126984126984">
            <text:p>0.1091269841</text:p>
          </table:table-cell>
          <table:table-cell office:value-type="float" office:value="0.0850202429149798">
            <text:p>0.0850202429</text:p>
          </table:table-cell>
          <table:table-cell office:value-type="float" office:value="0.0417570498915401">
            <text:p>0.0417570499</text:p>
          </table:table-cell>
          <table:table-cell office:value-type="float" office:value="1.40528549382716">
            <text:p>1.4052854938</text:p>
          </table:table-cell>
          <table:table-cell office:value-type="float" office:value="1.31173859594486">
            <text:p>1.3117385959</text:p>
          </table:table-cell>
          <table:table-cell office:value-type="float" office:value="1.14956723100305">
            <text:p>1.149567231</text:p>
          </table:table-cell>
          <table:table-cell office:value-type="float" office:value="6.69234074584823">
            <text:p>6.6923407458</text:p>
          </table:table-cell>
          <table:table-cell office:value-type="float" office:value="8.49459191447882">
            <text:p>8.4945919145</text:p>
          </table:table-cell>
          <table:table-cell office:value-type="float" office:value="16.9437353613213">
            <text:p>16.9437353613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121">
            <text:p>121</text:p>
          </table:table-cell>
          <table:table-cell office:value-type="float" office:value="8288">
            <text:p>8288</text:p>
          </table:table-cell>
          <table:table-cell office:value-type="float" office:value="16224">
            <text:p>16224</text:p>
          </table:table-cell>
          <table:table-cell office:value-type="float" office:value="35680">
            <text:p>35680</text:p>
          </table:table-cell>
          <table:table-cell office:value-type="float" office:value="786.25">
            <text:p>786.25</text:p>
          </table:table-cell>
          <table:table-cell office:value-type="float" office:value="1542">
            <text:p>1542</text:p>
          </table:table-cell>
          <table:table-cell office:value-type="float" office:value="0">
            <text:p>0</text:p>
          </table:table-cell>
          <table:table-cell office:value-type="float" office:value="0.0948660714285714">
            <text:p>0.0948660714</text:p>
          </table:table-cell>
          <table:table-cell office:value-type="float" office:value="0.0950443786982249">
            <text:p>0.0950443787</text:p>
          </table:table-cell>
          <table:table-cell office:value-type="float" office:value="0">
            <text:p>0</text:p>
          </table:table-cell>
          <table:table-cell office:value-type="float" office:value="1.34967041015625">
            <text:p>1.3496704102</text:p>
          </table:table-cell>
          <table:table-cell office:value-type="float" office:value="1.35036085593116">
            <text:p>1.3503608559</text:p>
          </table:table-cell>
          <table:table-cell office:value-type="float" office:value="1">
            <text:p>1</text:p>
          </table:table-cell>
          <table:table-cell office:value-type="float" office:value="7.64792594491755">
            <text:p>7.6479259449</text:p>
          </table:table-cell>
          <table:table-cell office:value-type="float" office:value="7.63420907711253">
            <text:p>7.63420907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3">
            <text:p>3</text:p>
          </table:table-cell>
          <table:table-cell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159">
            <text:p>159</text:p>
          </table:table-cell>
          <table:table-cell office:value-type="float" office:value="9176">
            <text:p>9176</text:p>
          </table:table-cell>
          <table:table-cell office:value-type="float" office:value="17119">
            <text:p>17119</text:p>
          </table:table-cell>
          <table:table-cell office:value-type="float" office:value="35520">
            <text:p>35520</text:p>
          </table:table-cell>
          <table:table-cell office:value-type="float" office:value="1068.375">
            <text:p>1068.375</text:p>
          </table:table-cell>
          <table:table-cell office:value-type="float" office:value="1682.75">
            <text:p>1682.75</text:p>
          </table:table-cell>
          <table:table-cell office:value-type="float" office:value="250">
            <text:p>250</text:p>
          </table:table-cell>
          <table:table-cell office:value-type="float" office:value="0.116431451612903">
            <text:p>0.1164314516</text:p>
          </table:table-cell>
          <table:table-cell office:value-type="float" office:value="0.098297213622291">
            <text:p>0.0982972136</text:p>
          </table:table-cell>
          <table:table-cell office:value-type="float" office:value="0.00703828828828829">
            <text:p>0.0070382883</text:p>
          </table:table-cell>
          <table:table-cell office:value-type="float" office:value="1.43408039517755">
            <text:p>1.4340803952</text:p>
          </table:table-cell>
          <table:table-cell office:value-type="float" office:value="1.3629784384016">
            <text:p>1.3629784384</text:p>
          </table:table-cell>
          <table:table-cell office:value-type="float" office:value="1.02473110251299">
            <text:p>1.0247311025</text:p>
          </table:table-cell>
          <table:table-cell office:value-type="float" office:value="6.29347718693299">
            <text:p>6.2934771869</text:p>
          </table:table-cell>
          <table:table-cell office:value-type="float" office:value="7.39270308185779">
            <text:p>7.39270308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3">
            <text:p>3</text:p>
          </table:table-cell>
          <table:table-cell office:value-type="float" office:value="173">
            <text:p>173</text:p>
          </table:table-cell>
          <table:table-cell office:value-type="float" office:value="333">
            <text:p>333</text:p>
          </table:table-cell>
          <table:table-cell office:value-type="float" office:value="173">
            <text:p>173</text:p>
          </table:table-cell>
          <table:table-cell office:value-type="float" office:value="10767">
            <text:p>10767</text:p>
          </table:table-cell>
          <table:table-cell office:value-type="float" office:value="19596">
            <text:p>19596</text:p>
          </table:table-cell>
          <table:table-cell office:value-type="float" office:value="41680">
            <text:p>41680</text:p>
          </table:table-cell>
          <table:table-cell office:value-type="float" office:value="1156.25">
            <text:p>1156.25</text:p>
          </table:table-cell>
          <table:table-cell office:value-type="float" office:value="-92.625">
            <text:p>-92.625</text:p>
          </table:table-cell>
          <table:table-cell office:value-type="float" office:value="-1062.75">
            <text:p>-1062.75</text:p>
          </table:table-cell>
          <table:table-cell office:value-type="float" office:value="0.107388316151203">
            <text:p>0.1073883162</text:p>
          </table:table-cell>
          <table:table-cell office:value-type="float" office:value="-0.00472672994488671">
            <text:p>-0.0047267299</text:p>
          </table:table-cell>
          <table:table-cell office:value-type="float" office:value="-0.0254978406909789">
            <text:p>-0.0254978407</text:p>
          </table:table-cell>
          <table:table-cell office:value-type="float" office:value="1.39846231740296">
            <text:p>1.3984623174</text:p>
          </table:table-cell>
          <table:table-cell office:value-type="float" office:value="0.983500235465801">
            <text:p>0.9835002355</text:p>
          </table:table-cell>
          <table:table-cell office:value-type="float" office:value="0.912031831746183">
            <text:p>0.9120318317</text:p>
          </table:table-cell>
          <table:table-cell office:value-type="float" office:value="6.79526915343788">
            <text:p>6.7952691534</text:p>
          </table:table-cell>
          <table:table-cell office:value-type="float" office:value="0">
            <text:p>0</text:p>
          </table:table-cell>
          <table:table-cell office:value-type="float" office:value="-26.8364788401786">
            <text:p>-26.836478840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239">
            <text:p>239</text:p>
          </table:table-cell>
          <table:table-cell office:value-type="float" office:value="174">
            <text:p>174</text:p>
          </table:table-cell>
          <table:table-cell office:value-type="float" office:value="10982">
            <text:p>10982</text:p>
          </table:table-cell>
          <table:table-cell office:value-type="float" office:value="19565">
            <text:p>19565</text:p>
          </table:table-cell>
          <table:table-cell office:value-type="float" office:value="36880">
            <text:p>36880</text:p>
          </table:table-cell>
          <table:table-cell office:value-type="float" office:value="-245">
            <text:p>-245</text:p>
          </table:table-cell>
          <table:table-cell office:value-type="float" office:value="914.375">
            <text:p>914.375</text:p>
          </table:table-cell>
          <table:table-cell office:value-type="float" office:value="1540">
            <text:p>1540</text:p>
          </table:table-cell>
          <table:table-cell office:value-type="float" office:value="-0.0223092332908396">
            <text:p>-0.0223092333</text:p>
          </table:table-cell>
          <table:table-cell office:value-type="float" office:value="0.0467352415026834">
            <text:p>0.0467352415</text:p>
          </table:table-cell>
          <table:table-cell office:value-type="float" office:value="0.0417570498915401">
            <text:p>0.0417570499</text:p>
          </table:table-cell>
          <table:table-cell office:value-type="float" office:value="0.922893179186511">
            <text:p>0.9228931792</text:p>
          </table:table-cell>
          <table:table-cell office:value-type="float" office:value="1.16785434354409">
            <text:p>1.1678543435</text:p>
          </table:table-cell>
          <table:table-cell office:value-type="float" office:value="1.14956723100305">
            <text:p>1.149567231</text:p>
          </table:table-cell>
          <table:table-cell office:value-type="float" office:value="-30.7220919193877">
            <text:p>-30.7220919194</text:p>
          </table:table-cell>
          <table:table-cell office:value-type="float" office:value="15.175295099039">
            <text:p>15.175295099</text:p>
          </table:table-cell>
          <table:table-cell office:value-type="float" office:value="16.9437353613213">
            <text:p>16.9437353613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3">
            <text:p>3</text:p>
          </table:table-cell>
          <table:table-cell office:value-type="float" office:value="193">
            <text:p>193</text:p>
          </table:table-cell>
          <table:table-cell office:value-type="float" office:value="363">
            <text:p>363</text:p>
          </table:table-cell>
          <table:table-cell office:value-type="float" office:value="193">
            <text:p>193</text:p>
          </table:table-cell>
          <table:table-cell office:value-type="float" office:value="8450">
            <text:p>8450</text:p>
          </table:table-cell>
          <table:table-cell office:value-type="float" office:value="18000">
            <text:p>18000</text:p>
          </table:table-cell>
          <table:table-cell office:value-type="float" office:value="35680">
            <text:p>35680</text:p>
          </table:table-cell>
          <table:table-cell office:value-type="float" office:value="-168.625">
            <text:p>-168.625</text:p>
          </table:table-cell>
          <table:table-cell office:value-type="float" office:value="171.875">
            <text:p>171.875</text:p>
          </table:table-cell>
          <table:table-cell office:value-type="float" office:value="0">
            <text:p>0</text:p>
          </table:table-cell>
          <table:table-cell office:value-type="float" office:value="-0.0199556213017751">
            <text:p>-0.0199556213</text:p>
          </table:table-cell>
          <table:table-cell office:value-type="float" office:value="0.00954861111111111">
            <text:p>0.0095486111</text:p>
          </table:table-cell>
          <table:table-cell office:value-type="float" office:value="0">
            <text:p>0</text:p>
          </table:table-cell>
          <table:table-cell office:value-type="float" office:value="0.930935850014005">
            <text:p>0.93093585</text:p>
          </table:table-cell>
          <table:table-cell office:value-type="float" office:value="1.03359884379823">
            <text:p>1.033598843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3">
            <text:p>3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386">
            <text:p>386</text:p>
          </table:table-cell>
          <table:table-cell office:value-type="float" office:value="9225">
            <text:p>9225</text:p>
          </table:table-cell>
          <table:table-cell office:value-type="float" office:value="20600">
            <text:p>20600</text:p>
          </table:table-cell>
          <table:table-cell office:value-type="float" office:value="37962">
            <text:p>37962</text:p>
          </table:table-cell>
          <table:table-cell office:value-type="float" office:value="14">
            <text:p>14</text:p>
          </table:table-cell>
          <table:table-cell office:value-type="float" office:value="1605">
            <text:p>1605</text:p>
          </table:table-cell>
          <table:table-cell office:value-type="float" office:value="2921.25">
            <text:p>2921.25</text:p>
          </table:table-cell>
          <table:table-cell office:value-type="float" office:value="0.00151761517615176">
            <text:p>0.0015176152</text:p>
          </table:table-cell>
          <table:table-cell office:value-type="float" office:value="0.0779126213592233">
            <text:p>0.0779126214</text:p>
          </table:table-cell>
          <table:table-cell office:value-type="float" office:value="0.076951951951952">
            <text:p>0.076951952</text:p>
          </table:table-cell>
          <table:table-cell office:value-type="float" office:value="1.00531616730194">
            <text:p>1.0053161673</text:p>
          </table:table-cell>
          <table:table-cell office:value-type="float" office:value="1.28459211282873">
            <text:p>1.2845921128</text:p>
          </table:table-cell>
          <table:table-cell office:value-type="float" office:value="1.28093817353389">
            <text:p>1.2809381735</text:p>
          </table:table-cell>
          <table:table-cell office:value-type="float" office:value="0">
            <text:p>0</text:p>
          </table:table-cell>
          <table:table-cell office:value-type="float" office:value="9.23870878693693">
            <text:p>9.2387087869</text:p>
          </table:table-cell>
          <table:table-cell office:value-type="float" office:value="9.34982393093446">
            <text:p>9.3498239309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189">
            <text:p>189</text:p>
          </table:table-cell>
          <table:table-cell office:value-type="float" office:value="7943">
            <text:p>7943</text:p>
          </table:table-cell>
          <table:table-cell office:value-type="float" office:value="20840">
            <text:p>20840</text:p>
          </table:table-cell>
          <table:table-cell office:value-type="float" office:value="41680">
            <text:p>41680</text:p>
          </table:table-cell>
          <table:table-cell office:value-type="float" office:value="-247.625">
            <text:p>-247.625</text:p>
          </table:table-cell>
          <table:table-cell office:value-type="float" office:value="-247.375">
            <text:p>-247.375</text:p>
          </table:table-cell>
          <table:table-cell office:value-type="float" office:value="-494.75">
            <text:p>-494.75</text:p>
          </table:table-cell>
          <table:table-cell office:value-type="float" office:value="-0.0311752486466071">
            <text:p>-0.0311752486</text:p>
          </table:table-cell>
          <table:table-cell table:number-columns-repeated="2" office:value-type="float" office:value="-0.0118702015355086">
            <text:p>-0.0118702015</text:p>
          </table:table-cell>
          <table:table-cell office:value-type="float" office:value="0.892791546148104">
            <text:p>0.8927915461</text:p>
          </table:table-cell>
          <table:table-cell table:number-columns-repeated="2" office:value-type="float" office:value="0.958730461927327">
            <text:p>0.9587304619</text:p>
          </table:table-cell>
          <table:table-cell office:value-type="float" office:value="-21.8854912362972">
            <text:p>-21.885491236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24">
            <text:p>224</text:p>
          </table:table-cell>
          <table:table-cell office:value-type="float" office:value="297">
            <text:p>297</text:p>
          </table:table-cell>
          <table:table-cell office:value-type="float" office:value="410">
            <text:p>410</text:p>
          </table:table-cell>
          <table:table-cell office:value-type="float" office:value="8314">
            <text:p>8314</text:p>
          </table:table-cell>
          <table:table-cell office:value-type="float" office:value="20230">
            <text:p>20230</text:p>
          </table:table-cell>
          <table:table-cell office:value-type="float" office:value="41439">
            <text:p>41439</text:p>
          </table:table-cell>
          <table:table-cell office:value-type="float" office:value="-44">
            <text:p>-44</text:p>
          </table:table-cell>
          <table:table-cell office:value-type="float" office:value="-254.875">
            <text:p>-254.875</text:p>
          </table:table-cell>
          <table:table-cell office:value-type="float" office:value="1204.125">
            <text:p>1204.125</text:p>
          </table:table-cell>
          <table:table-cell office:value-type="float" office:value="-0.00529227808515757">
            <text:p>-0.0052922781</text:p>
          </table:table-cell>
          <table:table-cell office:value-type="float" office:value="-0.0125988630746416">
            <text:p>-0.0125988631</text:p>
          </table:table-cell>
          <table:table-cell office:value-type="float" office:value="0.0290577716643741">
            <text:p>0.0290577717</text:p>
          </table:table-cell>
          <table:table-cell office:value-type="float" office:value="0.981531922788317">
            <text:p>0.9815319228</text:p>
          </table:table-cell>
          <table:table-cell office:value-type="float" office:value="0.956215092686271">
            <text:p>0.9562150927</text:p>
          </table:table-cell>
          <table:table-cell office:value-type="float" office:value="1.10335713484974">
            <text:p>1.1033571348</text:p>
          </table:table-cell>
          <table:table-cell table:number-columns-repeated="2" office:value-type="float" office:value="0">
            <text:p>0</text:p>
          </table:table-cell>
          <table:table-cell office:value-type="float" office:value="24.199025615278">
            <text:p>24.199025615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48">
            <text:p>248</text:p>
          </table:table-cell>
          <table:table-cell office:value-type="float" office:value="323">
            <text:p>323</text:p>
          </table:table-cell>
          <table:table-cell office:value-type="float" office:value="442">
            <text:p>442</text:p>
          </table:table-cell>
          <table:table-cell office:value-type="float" office:value="9801">
            <text:p>9801</text:p>
          </table:table-cell>
          <table:table-cell office:value-type="float" office:value="19882">
            <text:p>19882</text:p>
          </table:table-cell>
          <table:table-cell office:value-type="float" office:value="42693">
            <text:p>42693</text:p>
          </table:table-cell>
          <table:table-cell office:value-type="float" office:value="443.625">
            <text:p>443.625</text:p>
          </table:table-cell>
          <table:table-cell office:value-type="float" office:value="822.75">
            <text:p>822.75</text:p>
          </table:table-cell>
          <table:table-cell office:value-type="float" office:value="1453.5">
            <text:p>1453.5</text:p>
          </table:table-cell>
          <table:table-cell office:value-type="float" office:value="0.0452632384450566">
            <text:p>0.0452632384</text:p>
          </table:table-cell>
          <table:table-cell office:value-type="float" office:value="0.0413816517452973">
            <text:p>0.0413816517</text:p>
          </table:table-cell>
          <table:table-cell office:value-type="float" office:value="0.034045393858478">
            <text:p>0.0340453939</text:p>
          </table:table-cell>
          <table:table-cell office:value-type="float" office:value="1.16243690563658">
            <text:p>1.1624369056</text:p>
          </table:table-cell>
          <table:table-cell office:value-type="float" office:value="1.14819216566683">
            <text:p>1.1481921657</text:p>
          </table:table-cell>
          <table:table-cell office:value-type="float" office:value="1.12143069263691">
            <text:p>1.1214306926</text:p>
          </table:table-cell>
          <table:table-cell office:value-type="float" office:value="15.6577061377175">
            <text:p>15.6577061377</text:p>
          </table:table-cell>
          <table:table-cell office:value-type="float" office:value="17.0943405682994">
            <text:p>17.0943405683</text:p>
          </table:table-cell>
          <table:table-cell office:value-type="float" office:value="20.704139361027">
            <text:p>20.704139361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91">
            <text:p>291</text:p>
          </table:table-cell>
          <table:table-cell office:value-type="float" office:value="494">
            <text:p>494</text:p>
          </table:table-cell>
          <table:table-cell office:value-type="float" office:value="11212">
            <text:p>11212</text:p>
          </table:table-cell>
          <table:table-cell office:value-type="float" office:value="22140">
            <text:p>22140</text:p>
          </table:table-cell>
          <table:table-cell office:value-type="float" office:value="48564">
            <text:p>48564</text:p>
          </table:table-cell>
          <table:table-cell office:value-type="float" office:value="402">
            <text:p>402</text:p>
          </table:table-cell>
          <table:table-cell office:value-type="float" office:value="-165.625">
            <text:p>-165.625</text:p>
          </table:table-cell>
          <table:table-cell office:value-type="float" office:value="134.625">
            <text:p>134.625</text:p>
          </table:table-cell>
          <table:table-cell office:value-type="float" office:value="0.0358544416696397">
            <text:p>0.0358544417</text:p>
          </table:table-cell>
          <table:table-cell office:value-type="float" office:value="-0.00748080397470641">
            <text:p>-0.007480804</text:p>
          </table:table-cell>
          <table:table-cell office:value-type="float" office:value="0.00277211514702249">
            <text:p>0.0027721151</text:p>
          </table:table-cell>
          <table:table-cell office:value-type="float" office:value="1.12801020617912">
            <text:p>1.1280102062</text:p>
          </table:table-cell>
          <table:table-cell office:value-type="float" office:value="0.973926872447619">
            <text:p>0.9739268724</text:p>
          </table:table-cell>
          <table:table-cell office:value-type="float" office:value="1.00971746487446">
            <text:p>1.0097174649</text:p>
          </table:table-cell>
          <table:table-cell office:value-type="float" office:value="19.6767930623071">
            <text:p>19.676793062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551">
            <text:p>551</text:p>
          </table:table-cell>
          <table:table-cell office:value-type="float" office:value="11044">
            <text:p>11044</text:p>
          </table:table-cell>
          <table:table-cell office:value-type="float" office:value="21386">
            <text:p>21386</text:p>
          </table:table-cell>
          <table:table-cell office:value-type="float" office:value="45771">
            <text:p>45771</text:p>
          </table:table-cell>
          <table:table-cell office:value-type="float" office:value="671.875">
            <text:p>671.875</text:p>
          </table:table-cell>
          <table:table-cell office:value-type="float" office:value="-255.5">
            <text:p>-255.5</text:p>
          </table:table-cell>
          <table:table-cell office:value-type="float" office:value="79.375">
            <text:p>79.375</text:p>
          </table:table-cell>
          <table:table-cell office:value-type="float" office:value="0.0608362006519377">
            <text:p>0.0608362007</text:p>
          </table:table-cell>
          <table:table-cell office:value-type="float" office:value="-0.0119470681754419">
            <text:p>-0.0119470682</text:p>
          </table:table-cell>
          <table:table-cell office:value-type="float" office:value="0.00173417666207861">
            <text:p>0.0017341767</text:p>
          </table:table-cell>
          <table:table-cell office:value-type="float" office:value="1.22018074716892">
            <text:p>1.2201807472</text:p>
          </table:table-cell>
          <table:table-cell office:value-type="float" office:value="0.958465016964411">
            <text:p>0.958465017</text:p>
          </table:table-cell>
          <table:table-cell office:value-type="float" office:value="1.00607551275992">
            <text:p>1.0060755128</text:p>
          </table:table-cell>
          <table:table-cell office:value-type="float" office:value="11.7368256949867">
            <text:p>11.73682569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344">
            <text:p>344</text:p>
          </table:table-cell>
          <table:table-cell office:value-type="float" office:value="571">
            <text:p>571</text:p>
          </table:table-cell>
          <table:table-cell office:value-type="float" office:value="10773">
            <text:p>10773</text:p>
          </table:table-cell>
          <table:table-cell office:value-type="float" office:value="19363">
            <text:p>19363</text:p>
          </table:table-cell>
          <table:table-cell office:value-type="float" office:value="41040">
            <text:p>41040</text:p>
          </table:table-cell>
          <table:table-cell office:value-type="float" office:value="1034.625">
            <text:p>1034.625</text:p>
          </table:table-cell>
          <table:table-cell office:value-type="float" office:value="50.2857142857143">
            <text:p>50.2857142857</text:p>
          </table:table-cell>
          <table:table-cell office:value-type="float" office:value="1327.375">
            <text:p>1327.375</text:p>
          </table:table-cell>
          <table:table-cell office:value-type="float" office:value="0.0960387078808131">
            <text:p>0.0960387079</text:p>
          </table:table-cell>
          <table:table-cell office:value-type="float" office:value="0.00259700016969035">
            <text:p>0.0025970002</text:p>
          </table:table-cell>
          <table:table-cell office:value-type="float" office:value="0.0323434454191033">
            <text:p>0.0323434454</text:p>
          </table:table-cell>
          <table:table-cell office:value-type="float" office:value="1.35421340706922">
            <text:p>1.3542134071</text:p>
          </table:table-cell>
          <table:table-cell office:value-type="float" office:value="1.00910271963728">
            <text:p>1.0091027196</text:p>
          </table:table-cell>
          <table:table-cell office:value-type="float" office:value="1.11525241195156">
            <text:p>1.115252412</text:p>
          </table:table-cell>
          <table:table-cell office:value-type="float" office:value="7.55865042295264">
            <text:p>7.558650423</text:p>
          </table:table-cell>
          <table:table-cell office:value-type="float" office:value="0">
            <text:p>0</text:p>
          </table:table-cell>
          <table:table-cell office:value-type="float" office:value="21.7755742477946">
            <text:p>21.7755742478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24">
            <text:p>424</text:p>
          </table:table-cell>
          <table:table-cell office:value-type="float" office:value="666">
            <text:p>666</text:p>
          </table:table-cell>
          <table:table-cell office:value-type="float" office:value="11999">
            <text:p>11999</text:p>
          </table:table-cell>
          <table:table-cell office:value-type="float" office:value="21568">
            <text:p>21568</text:p>
          </table:table-cell>
          <table:table-cell office:value-type="float" office:value="44175">
            <text:p>44175</text:p>
          </table:table-cell>
          <table:table-cell office:value-type="float" office:value="970">
            <text:p>970</text:p>
          </table:table-cell>
          <table:table-cell office:value-type="float" office:value="1003.83333333333">
            <text:p>1003.8333333333</text:p>
          </table:table-cell>
          <table:table-cell office:value-type="float" office:value="1337.85714285714">
            <text:p>1337.8571428571</text:p>
          </table:table-cell>
          <table:table-cell office:value-type="float" office:value="0.0808400700058338">
            <text:p>0.08084007</text:p>
          </table:table-cell>
          <table:table-cell office:value-type="float" office:value="0.0465427176063304">
            <text:p>0.0465427176</text:p>
          </table:table-cell>
          <table:table-cell office:value-type="float" office:value="0.0302853908965963">
            <text:p>0.0302853909</text:p>
          </table:table-cell>
          <table:table-cell office:value-type="float" office:value="1.29574907418077">
            <text:p>1.2957490742</text:p>
          </table:table-cell>
          <table:table-cell office:value-type="float" office:value="1.16714531176403">
            <text:p>1.1671453118</text:p>
          </table:table-cell>
          <table:table-cell office:value-type="float" office:value="1.10779658974554">
            <text:p>1.1077965897</text:p>
          </table:table-cell>
          <table:table-cell office:value-type="float" office:value="8.91638576794735">
            <text:p>8.9163857679</text:p>
          </table:table-cell>
          <table:table-cell office:value-type="float" office:value="15.2366556251538">
            <text:p>15.2366556252</text:p>
          </table:table-cell>
          <table:table-cell office:value-type="float" office:value="23.2320298251687">
            <text:p>23.2320298252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61">
            <text:p>461</text:p>
          </table:table-cell>
          <table:table-cell office:value-type="float" office:value="559">
            <text:p>559</text:p>
          </table:table-cell>
          <table:table-cell office:value-type="float" office:value="722">
            <text:p>722</text:p>
          </table:table-cell>
          <table:table-cell office:value-type="float" office:value="12441">
            <text:p>12441</text:p>
          </table:table-cell>
          <table:table-cell office:value-type="float" office:value="21648">
            <text:p>21648</text:p>
          </table:table-cell>
          <table:table-cell office:value-type="float" office:value="42635">
            <text:p>42635</text:p>
          </table:table-cell>
          <table:table-cell office:value-type="float" office:value="896.5">
            <text:p>896.5</text:p>
          </table:table-cell>
          <table:table-cell office:value-type="float" office:value="-126.166666666667">
            <text:p>-126.1666666667</text:p>
          </table:table-cell>
          <table:table-cell office:value-type="float" office:value="0">
            <text:p>0</text:p>
          </table:table-cell>
          <table:table-cell office:value-type="float" office:value="0.0720601237842617">
            <text:p>0.0720601238</text:p>
          </table:table-cell>
          <table:table-cell office:value-type="float" office:value="-0.00582809805370781">
            <text:p>-0.0058280981</text:p>
          </table:table-cell>
          <table:table-cell office:value-type="float" office:value="0">
            <text:p>0</text:p>
          </table:table-cell>
          <table:table-cell office:value-type="float" office:value="1.26238804966693">
            <text:p>1.2623880497</text:p>
          </table:table-cell>
          <table:table-cell office:value-type="float" office:value="0.979668231596793">
            <text:p>0.9796682316</text:p>
          </table:table-cell>
          <table:table-cell office:value-type="float" office:value="1.21">
            <text:p>1.21</text:p>
          </table:table-cell>
          <table:table-cell office:value-type="float" office:value="9.96156648620033">
            <text:p>9.961566486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46">
            <text:p>446</text:p>
          </table:table-cell>
          <table:table-cell office:value-type="float" office:value="552">
            <text:p>552</text:p>
          </table:table-cell>
          <table:table-cell office:value-type="float" office:value="727">
            <text:p>727</text:p>
          </table:table-cell>
          <table:table-cell office:value-type="float" office:value="12771">
            <text:p>12771</text:p>
          </table:table-cell>
          <table:table-cell office:value-type="float" office:value="23173">
            <text:p>23173</text:p>
          </table:table-cell>
          <table:table-cell office:value-type="float" office:value="45202">
            <text:p>45202</text:p>
          </table:table-cell>
          <table:table-cell office:value-type="float" office:value="0">
            <text:p>0</text:p>
          </table:table-cell>
          <table:table-cell office:value-type="float" office:value="455.8">
            <text:p>455.8</text:p>
          </table:table-cell>
          <table:table-cell table:number-columns-repeated="2" office:value-type="float" office:value="0">
            <text:p>0</text:p>
          </table:table-cell>
          <table:table-cell office:value-type="float" office:value="0.0196694428861175">
            <text:p>0.0196694429</text:p>
          </table:table-cell>
          <table:table-cell office:value-type="float" office:value="0">
            <text:p>0</text:p>
          </table:table-cell>
          <table:table-cell office:value-type="float" office:value="0.97">
            <text:p>0.97</text:p>
          </table:table-cell>
          <table:table-cell office:value-type="float" office:value="1.06960134858897">
            <text:p>1.0696013486</text:p>
          </table:table-cell>
          <table:table-cell office:value-type="float" office:value="1.21">
            <text:p>1.2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749">
            <text:p>749</text:p>
          </table:table-cell>
          <table:table-cell office:value-type="float" office:value="12647">
            <text:p>12647</text:p>
          </table:table-cell>
          <table:table-cell office:value-type="float" office:value="25102">
            <text:p>25102</text:p>
          </table:table-cell>
          <table:table-cell office:value-type="float" office:value="55599">
            <text:p>55599</text:p>
          </table:table-cell>
          <table:table-cell office:value-type="float" office:value="0">
            <text:p>0</text:p>
          </table:table-cell>
          <table:table-cell office:value-type="float" office:value="1475.5">
            <text:p>1475.5</text:p>
          </table:table-cell>
          <table:table-cell office:value-type="float" office:value="4874.25">
            <text:p>4874.25</text:p>
          </table:table-cell>
          <table:table-cell office:value-type="float" office:value="0">
            <text:p>0</text:p>
          </table:table-cell>
          <table:table-cell office:value-type="float" office:value="0.0587801768783364">
            <text:p>0.0587801769</text:p>
          </table:table-cell>
          <table:table-cell office:value-type="float" office:value="0.0876679436680516">
            <text:p>0.0876679437</text:p>
          </table:table-cell>
          <table:table-cell office:value-type="float" office:value="0.97">
            <text:p>0.97</text:p>
          </table:table-cell>
          <table:table-cell office:value-type="float" office:value="1.21250263309412">
            <text:p>1.2125026331</text:p>
          </table:table-cell>
          <table:table-cell office:value-type="float" office:value="1.32190171279827">
            <text:p>1.3219017128</text:p>
          </table:table-cell>
          <table:table-cell office:value-type="float" office:value="0">
            <text:p>0</text:p>
          </table:table-cell>
          <table:table-cell office:value-type="float" office:value="12.1354673691743">
            <text:p>12.1354673692</text:p>
          </table:table-cell>
          <table:table-cell office:value-type="float" office:value="8.24822671832359">
            <text:p>8.2482267183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12089">
            <text:p>12089</text:p>
          </table:table-cell>
          <table:table-cell office:value-type="float" office:value="26076">
            <text:p>26076</text:p>
          </table:table-cell>
          <table:table-cell office:value-type="float" office:value="60290">
            <text:p>60290</text:p>
          </table:table-cell>
          <table:table-cell table:number-columns-repeated="6"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1.15">
            <text:p>1.15</text:p>
          </table:table-cell>
          <table:table-cell office:value-type="float" office:value="1.3">
            <text:p>1.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5">
            <text:p>5</text:p>
          </table:table-cell>
          <table:table-cell office:value-type="float" office:value="445">
            <text:p>445</text:p>
          </table:table-cell>
          <table:table-cell office:value-type="float" office:value="578">
            <text:p>578</text:p>
          </table:table-cell>
          <table:table-cell office:value-type="float" office:value="803">
            <text:p>803</text:p>
          </table:table-cell>
          <table:table-cell office:value-type="float" office:value="11397">
            <text:p>11397</text:p>
          </table:table-cell>
          <table:table-cell office:value-type="float" office:value="27320">
            <text:p>27320</text:p>
          </table:table-cell>
          <table:table-cell office:value-type="float" office:value="65377">
            <text:p>65377</text:p>
          </table:table-cell>
          <table:table-cell table:number-columns-repeated="6"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1.21">
            <text:p>1.21</text:p>
          </table:table-cell>
          <table:table-cell office:value-type="float" office:value="1.3">
            <text:p>1.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8.25">
            <text:p>78.25</text:p>
          </table:table-cell>
          <table:table-cell office:value-type="float" office:value="4565">
            <text:p>4565</text:p>
          </table:table-cell>
          <table:table-cell office:value-type="float" office:value="16126.25">
            <text:p>16126.25</text:p>
          </table:table-cell>
          <table:table-cell office:value-type="float" office:value="24.575">
            <text:p>24.575</text:p>
          </table:table-cell>
          <table:table-cell table:number-columns-repeated="3" office:value-type="float" office:value="5">
            <text:p>5</text:p>
          </table:table-cell>
          <table:table-cell office:value-type="float" office:value="338">
            <text:p>338</text:p>
          </table:table-cell>
          <table:table-cell office:value-type="float" office:value="480">
            <text:p>480</text:p>
          </table:table-cell>
          <table:table-cell office:value-type="float" office:value="720">
            <text:p>720</text:p>
          </table:table-cell>
          <table:table-cell office:value-type="float" office:value="10746">
            <text:p>10746</text:p>
          </table:table-cell>
          <table:table-cell office:value-type="float" office:value="28567">
            <text:p>28567</text:p>
          </table:table-cell>
          <table:table-cell office:value-type="float" office:value="70894">
            <text:p>70894</text:p>
          </table:table-cell>
          <table:table-cell table:number-columns-repeated="6"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.87">
            <text:p>0.87</text:p>
          </table:table-cell>
          <table:table-cell office:value-type="float" office:value="1.3">
            <text:p>1.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1.3333333333333">
            <text:p>81.3333333333</text:p>
          </table:table-cell>
          <table:table-cell office:value-type="float" office:value="4685">
            <text:p>4685</text:p>
          </table:table-cell>
          <table:table-cell office:value-type="float" office:value="15301.6666666667">
            <text:p>15301.6666666667</text:p>
          </table:table-cell>
          <table:table-cell office:value-type="float" office:value="25.8166666666667">
            <text:p>25.8166666667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369">
            <text:p>369</text:p>
          </table:table-cell>
          <table:table-cell office:value-type="float" office:value="775">
            <text:p>775</text:p>
          </table:table-cell>
          <table:table-cell office:value-type="float" office:value="10131">
            <text:p>10131</text:p>
          </table:table-cell>
          <table:table-cell office:value-type="float" office:value="29649">
            <text:p>29649</text:p>
          </table:table-cell>
          <table:table-cell office:value-type="float" office:value="76875">
            <text:p>76875</text:p>
          </table:table-cell>
          <table:table-cell table:number-columns-repeated="6"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1.15">
            <text:p>1.15</text:p>
          </table:table-cell>
          <table:table-cell office:value-type="float" office:value="1.3">
            <text:p>1.3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8" table:default-cell-style-name="Default"/>
        <table:table-column table:style-name="co19" table:default-cell-style-name="Default"/>
        <table:table-column table:style-name="co18" table:number-columns-repeated="2" table:default-cell-style-name="Default"/>
        <table:table-column table:style-name="co6" table:default-cell-style-name="Default"/>
        <table:table-column table:style-name="co13" table:number-columns-repeated="2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7" table:number-columns-repeated="3" table:default-cell-style-name="Default"/>
        <table:table-row table:style-name="ro1">
          <table:table-cell office:value-type="float" office:value="0.8">
            <text:p>0.8</text:p>
          </table:table-cell>
          <table:table-cell office:value-type="float" office:value="1.15">
            <text:p>1.15</text:p>
          </table:table-cell>
          <table:table-cell office:value-type="float" office:value="1.3">
            <text:p>1.3</text:p>
          </table:table-cell>
          <table:table-cell office:value-type="float" office:value="-11">
            <text:p>-11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8.6">
            <text:p>8.6</text:p>
          </table:table-cell>
          <table:table-cell office:value-type="float" office:value="14.6">
            <text:p>14.6</text:p>
          </table:table-cell>
          <table:table-cell office:value-type="float" office:value="5145">
            <text:p>5145</text:p>
          </table:table-cell>
          <table:table-cell office:value-type="float" office:value="5195">
            <text:p>5195</text:p>
          </table:table-cell>
          <table:table-cell office:value-type="float" office:value="8595">
            <text:p>859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3">11/03/2021</text:date>, <text:time>22:43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3T22:43:02.89</dc:date>
    <dc:creator>Liam Widdess</dc:creator>
    <meta:editing-duration>P2DT3H31M6S</meta:editing-duration>
    <meta:editing-cycles>185</meta:editing-cycles>
    <meta:generator>OpenOffice/4.1.7$Win32 OpenOffice.org_project/417m1$Build-9800</meta:generator>
    <meta:document-statistic meta:table-count="8" meta:cell-count="7404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066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215">
                <text:p>1215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76">
                <text:p>1276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8">
                <text:p>658</text:p>
              </table:table-cell>
              <table:table-cell office:value-type="float" office:value="1573">
                <text:p>157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45">
                <text:p>645</text:p>
              </table:table-cell>
              <table:table-cell office:value-type="float" office:value="1432">
                <text:p>1432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808">
                <text:p>808</text:p>
              </table:table-cell>
              <table:table-cell office:value-type="float" office:value="1871">
                <text:p>1871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82">
                <text:p>782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44">
                <text:p>944</text:p>
              </table:table-cell>
              <table:table-cell office:value-type="float" office:value="1985">
                <text:p>198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1041">
                <text:p>1041</text:p>
              </table:table-cell>
              <table:table-cell office:value-type="float" office:value="2369">
                <text:p>2369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227">
                <text:p>1227</text:p>
              </table:table-cell>
              <table:table-cell office:value-type="float" office:value="3193">
                <text:p>3193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606">
                <text:p>606</text:p>
              </table:table-cell>
              <table:table-cell office:value-type="float" office:value="1236">
                <text:p>1236</text:p>
              </table:table-cell>
              <table:table-cell office:value-type="float" office:value="2786">
                <text:p>278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278">
                <text:p>1278</text:p>
              </table:table-cell>
              <table:table-cell office:value-type="float" office:value="2825">
                <text:p>2825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30">
                <text:p>730</text:p>
              </table:table-cell>
              <table:table-cell office:value-type="float" office:value="1403">
                <text:p>1403</text:p>
              </table:table-cell>
              <table:table-cell office:value-type="float" office:value="3257">
                <text:p>3257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821">
                <text:p>821</text:p>
              </table:table-cell>
              <table:table-cell office:value-type="float" office:value="1663">
                <text:p>1663</text:p>
              </table:table-cell>
              <table:table-cell office:value-type="float" office:value="3828">
                <text:p>3828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72">
                <text:p>872</text:p>
              </table:table-cell>
              <table:table-cell office:value-type="float" office:value="1888">
                <text:p>1888</text:p>
              </table:table-cell>
              <table:table-cell office:value-type="float" office:value="4088">
                <text:p>4088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808">
                <text:p>808</text:p>
              </table:table-cell>
              <table:table-cell office:value-type="float" office:value="1751">
                <text:p>1751</text:p>
              </table:table-cell>
              <table:table-cell office:value-type="float" office:value="4208">
                <text:p>4208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902">
                <text:p>902</text:p>
              </table:table-cell>
              <table:table-cell office:value-type="float" office:value="1956">
                <text:p>1956</text:p>
              </table:table-cell>
              <table:table-cell office:value-type="float" office:value="4973">
                <text:p>4973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106">
                <text:p>1106</text:p>
              </table:table-cell>
              <table:table-cell office:value-type="float" office:value="2096">
                <text:p>2096</text:p>
              </table:table-cell>
              <table:table-cell office:value-type="float" office:value="4235">
                <text:p>4235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92">
                <text:p>1092</text:p>
              </table:table-cell>
              <table:table-cell office:value-type="float" office:value="2073">
                <text:p>2073</text:p>
              </table:table-cell>
              <table:table-cell office:value-type="float" office:value="5406">
                <text:p>540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176">
                <text:p>1176</text:p>
              </table:table-cell>
              <table:table-cell office:value-type="float" office:value="2214">
                <text:p>2214</text:p>
              </table:table-cell>
              <table:table-cell office:value-type="float" office:value="3767">
                <text:p>3767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234">
                <text:p>1234</text:p>
              </table:table-cell>
              <table:table-cell office:value-type="float" office:value="2434">
                <text:p>2434</text:p>
              </table:table-cell>
              <table:table-cell office:value-type="float" office:value="4304">
                <text:p>430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460">
                <text:p>1460</text:p>
              </table:table-cell>
              <table:table-cell office:value-type="float" office:value="2787">
                <text:p>2787</text:p>
              </table:table-cell>
              <table:table-cell office:value-type="float" office:value="6049">
                <text:p>6049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522">
                <text:p>1522</text:p>
              </table:table-cell>
              <table:table-cell office:value-type="float" office:value="2666">
                <text:p>2666</text:p>
              </table:table-cell>
              <table:table-cell office:value-type="float" office:value="5043">
                <text:p>5043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742">
                <text:p>1742</text:p>
              </table:table-cell>
              <table:table-cell office:value-type="float" office:value="2994">
                <text:p>2994</text:p>
              </table:table-cell>
              <table:table-cell office:value-type="float" office:value="5907">
                <text:p>5907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803">
                <text:p>1803</text:p>
              </table:table-cell>
              <table:table-cell office:value-type="float" office:value="3115">
                <text:p>3115</text:p>
              </table:table-cell>
              <table:table-cell office:value-type="float" office:value="6200">
                <text:p>620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44">
                <text:p>1944</text:p>
              </table:table-cell>
              <table:table-cell office:value-type="float" office:value="3230">
                <text:p>3230</text:p>
              </table:table-cell>
              <table:table-cell office:value-type="float" office:value="5828">
                <text:p>582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85">
                <text:p>1985</text:p>
              </table:table-cell>
              <table:table-cell office:value-type="float" office:value="3451">
                <text:p>3451</text:p>
              </table:table-cell>
              <table:table-cell office:value-type="float" office:value="6312">
                <text:p>631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810">
                <text:p>1810</text:p>
              </table:table-cell>
              <table:table-cell office:value-type="float" office:value="3500">
                <text:p>3500</text:p>
              </table:table-cell>
              <table:table-cell office:value-type="float" office:value="6550">
                <text:p>6550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2014">
                <text:p>2014</text:p>
              </table:table-cell>
              <table:table-cell office:value-type="float" office:value="3994">
                <text:p>3994</text:p>
              </table:table-cell>
              <table:table-cell office:value-type="float" office:value="7120">
                <text:p>7120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92">
                <text:p>2192</text:p>
              </table:table-cell>
              <table:table-cell office:value-type="float" office:value="4088">
                <text:p>4088</text:p>
              </table:table-cell>
              <table:table-cell office:value-type="float" office:value="8382">
                <text:p>838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345">
                <text:p>2345</text:p>
              </table:table-cell>
              <table:table-cell office:value-type="float" office:value="4176">
                <text:p>4176</text:p>
              </table:table-cell>
              <table:table-cell office:value-type="float" office:value="8244">
                <text:p>824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92">
                <text:p>2592</text:p>
              </table:table-cell>
              <table:table-cell office:value-type="float" office:value="4653">
                <text:p>4653</text:p>
              </table:table-cell>
              <table:table-cell office:value-type="float" office:value="8984">
                <text:p>898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450">
                <text:p>2450</text:p>
              </table:table-cell>
              <table:table-cell office:value-type="float" office:value="4901">
                <text:p>4901</text:p>
              </table:table-cell>
              <table:table-cell office:value-type="float" office:value="8953">
                <text:p>8953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04">
                <text:p>2604</text:p>
              </table:table-cell>
              <table:table-cell office:value-type="float" office:value="5043">
                <text:p>5043</text:p>
              </table:table-cell>
              <table:table-cell office:value-type="float" office:value="8194">
                <text:p>8194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3005">
                <text:p>3005</text:p>
              </table:table-cell>
              <table:table-cell office:value-type="float" office:value="5426">
                <text:p>5426</text:p>
              </table:table-cell>
              <table:table-cell office:value-type="float" office:value="9894">
                <text:p>9894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3235">
                <text:p>3235</text:p>
              </table:table-cell>
              <table:table-cell office:value-type="float" office:value="5734">
                <text:p>5734</text:p>
              </table:table-cell>
              <table:table-cell office:value-type="float" office:value="9752">
                <text:p>975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5">
                <text:p>3105</text:p>
              </table:table-cell>
              <table:table-cell office:value-type="float" office:value="5834">
                <text:p>5834</text:p>
              </table:table-cell>
              <table:table-cell office:value-type="float" office:value="9674">
                <text:p>9674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88">
                <text:p>3588</text:p>
              </table:table-cell>
              <table:table-cell office:value-type="float" office:value="6295">
                <text:p>6295</text:p>
              </table:table-cell>
              <table:table-cell office:value-type="float" office:value="10855">
                <text:p>10855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408">
                <text:p>4408</text:p>
              </table:table-cell>
              <table:table-cell office:value-type="float" office:value="6786">
                <text:p>6786</text:p>
              </table:table-cell>
              <table:table-cell office:value-type="float" office:value="12492">
                <text:p>12492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955">
                <text:p>3955</text:p>
              </table:table-cell>
              <table:table-cell office:value-type="float" office:value="6648">
                <text:p>6648</text:p>
              </table:table-cell>
              <table:table-cell office:value-type="float" office:value="11501">
                <text:p>11501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4010">
                <text:p>4010</text:p>
              </table:table-cell>
              <table:table-cell office:value-type="float" office:value="7233">
                <text:p>7233</text:p>
              </table:table-cell>
              <table:table-cell office:value-type="float" office:value="12837">
                <text:p>12837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392">
                <text:p>4392</text:p>
              </table:table-cell>
              <table:table-cell office:value-type="float" office:value="8086">
                <text:p>8086</text:p>
              </table:table-cell>
              <table:table-cell office:value-type="float" office:value="15771">
                <text:p>15771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924">
                <text:p>4924</text:p>
              </table:table-cell>
              <table:table-cell office:value-type="float" office:value="8435">
                <text:p>8435</text:p>
              </table:table-cell>
              <table:table-cell office:value-type="float" office:value="15235">
                <text:p>15235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600">
                <text:p>4600</text:p>
              </table:table-cell>
              <table:table-cell office:value-type="float" office:value="8220">
                <text:p>8220</text:p>
              </table:table-cell>
              <table:table-cell office:value-type="float" office:value="14620">
                <text:p>14620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5146">
                <text:p>5146</text:p>
              </table:table-cell>
              <table:table-cell office:value-type="float" office:value="8753">
                <text:p>8753</text:p>
              </table:table-cell>
              <table:table-cell office:value-type="float" office:value="13162">
                <text:p>13162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568">
                <text:p>5568</text:p>
              </table:table-cell>
              <table:table-cell office:value-type="float" office:value="8280">
                <text:p>8280</text:p>
              </table:table-cell>
              <table:table-cell office:value-type="float" office:value="14400">
                <text:p>14400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4640">
                <text:p>4640</text:p>
              </table:table-cell>
              <table:table-cell office:value-type="float" office:value="9560">
                <text:p>9560</text:p>
              </table:table-cell>
              <table:table-cell office:value-type="float" office:value="16800">
                <text:p>16800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4832">
                <text:p>4832</text:p>
              </table:table-cell>
              <table:table-cell office:value-type="float" office:value="9562">
                <text:p>9562</text:p>
              </table:table-cell>
              <table:table-cell office:value-type="float" office:value="16320">
                <text:p>16320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4224">
                <text:p>4224</text:p>
              </table:table-cell>
              <table:table-cell office:value-type="float" office:value="8788">
                <text:p>8788</text:p>
              </table:table-cell>
              <table:table-cell office:value-type="float" office:value="15162">
                <text:p>1516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3872">
                <text:p>3872</text:p>
              </table:table-cell>
              <table:table-cell office:value-type="float" office:value="8966">
                <text:p>8966</text:p>
              </table:table-cell>
              <table:table-cell office:value-type="float" office:value="15921">
                <text:p>1592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5088">
                <text:p>5088</text:p>
              </table:table-cell>
              <table:table-cell office:value-type="float" office:value="9748">
                <text:p>9748</text:p>
              </table:table-cell>
              <table:table-cell office:value-type="float" office:value="17141">
                <text:p>17141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4884">
                <text:p>4884</text:p>
              </table:table-cell>
              <table:table-cell office:value-type="float" office:value="9503">
                <text:p>9503</text:p>
              </table:table-cell>
              <table:table-cell office:value-type="float" office:value="15860">
                <text:p>15860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4477">
                <text:p>4477</text:p>
              </table:table-cell>
              <table:table-cell office:value-type="float" office:value="9063">
                <text:p>9063</text:p>
              </table:table-cell>
              <table:table-cell office:value-type="float" office:value="18117">
                <text:p>18117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5883">
                <text:p>5883</text:p>
              </table:table-cell>
              <table:table-cell office:value-type="float" office:value="10166">
                <text:p>10166</text:p>
              </table:table-cell>
              <table:table-cell office:value-type="float" office:value="19840">
                <text:p>19840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6401">
                <text:p>6401</text:p>
              </table:table-cell>
              <table:table-cell office:value-type="float" office:value="11322">
                <text:p>11322</text:p>
              </table:table-cell>
              <table:table-cell office:value-type="float" office:value="23280">
                <text:p>23280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6048">
                <text:p>6048</text:p>
              </table:table-cell>
              <table:table-cell office:value-type="float" office:value="11070">
                <text:p>11070</text:p>
              </table:table-cell>
              <table:table-cell office:value-type="float" office:value="27040">
                <text:p>27040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7141">
                <text:p>7141</text:p>
              </table:table-cell>
              <table:table-cell office:value-type="float" office:value="12300">
                <text:p>12300</text:p>
              </table:table-cell>
              <table:table-cell office:value-type="float" office:value="27520">
                <text:p>27520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7807">
                <text:p>7807</text:p>
              </table:table-cell>
              <table:table-cell office:value-type="float" office:value="13260">
                <text:p>13260</text:p>
              </table:table-cell>
              <table:table-cell office:value-type="float" office:value="33920">
                <text:p>33920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6993">
                <text:p>6993</text:p>
              </table:table-cell>
              <table:table-cell office:value-type="float" office:value="14820">
                <text:p>14820</text:p>
              </table:table-cell>
              <table:table-cell office:value-type="float" office:value="36880">
                <text:p>36880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288">
                <text:p>8288</text:p>
              </table:table-cell>
              <table:table-cell office:value-type="float" office:value="16224">
                <text:p>16224</text:p>
              </table:table-cell>
              <table:table-cell office:value-type="float" office:value="35680">
                <text:p>35680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176">
                <text:p>9176</text:p>
              </table:table-cell>
              <table:table-cell office:value-type="float" office:value="17119">
                <text:p>17119</text:p>
              </table:table-cell>
              <table:table-cell office:value-type="float" office:value="35520">
                <text:p>35520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0767">
                <text:p>10767</text:p>
              </table:table-cell>
              <table:table-cell office:value-type="float" office:value="19596">
                <text:p>19596</text:p>
              </table:table-cell>
              <table:table-cell office:value-type="float" office:value="41680">
                <text:p>41680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0982">
                <text:p>10982</text:p>
              </table:table-cell>
              <table:table-cell office:value-type="float" office:value="19565">
                <text:p>19565</text:p>
              </table:table-cell>
              <table:table-cell office:value-type="float" office:value="36880">
                <text:p>36880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8450">
                <text:p>8450</text:p>
              </table:table-cell>
              <table:table-cell office:value-type="float" office:value="18000">
                <text:p>18000</text:p>
              </table:table-cell>
              <table:table-cell office:value-type="float" office:value="35680">
                <text:p>35680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9225">
                <text:p>9225</text:p>
              </table:table-cell>
              <table:table-cell office:value-type="float" office:value="20600">
                <text:p>20600</text:p>
              </table:table-cell>
              <table:table-cell office:value-type="float" office:value="37962">
                <text:p>37962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7943">
                <text:p>7943</text:p>
              </table:table-cell>
              <table:table-cell office:value-type="float" office:value="20840">
                <text:p>20840</text:p>
              </table:table-cell>
              <table:table-cell office:value-type="float" office:value="41680">
                <text:p>41680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8314">
                <text:p>8314</text:p>
              </table:table-cell>
              <table:table-cell office:value-type="float" office:value="20230">
                <text:p>20230</text:p>
              </table:table-cell>
              <table:table-cell office:value-type="float" office:value="41439">
                <text:p>41439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9801">
                <text:p>9801</text:p>
              </table:table-cell>
              <table:table-cell office:value-type="float" office:value="19882">
                <text:p>19882</text:p>
              </table:table-cell>
              <table:table-cell office:value-type="float" office:value="42693">
                <text:p>42693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1212">
                <text:p>11212</text:p>
              </table:table-cell>
              <table:table-cell office:value-type="float" office:value="22140">
                <text:p>22140</text:p>
              </table:table-cell>
              <table:table-cell office:value-type="float" office:value="48564">
                <text:p>48564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1044">
                <text:p>11044</text:p>
              </table:table-cell>
              <table:table-cell office:value-type="float" office:value="21386">
                <text:p>21386</text:p>
              </table:table-cell>
              <table:table-cell office:value-type="float" office:value="45771">
                <text:p>45771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773">
                <text:p>10773</text:p>
              </table:table-cell>
              <table:table-cell office:value-type="float" office:value="19363">
                <text:p>19363</text:p>
              </table:table-cell>
              <table:table-cell office:value-type="float" office:value="41040">
                <text:p>41040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1999">
                <text:p>11999</text:p>
              </table:table-cell>
              <table:table-cell office:value-type="float" office:value="21568">
                <text:p>21568</text:p>
              </table:table-cell>
              <table:table-cell office:value-type="float" office:value="44175">
                <text:p>44175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2441">
                <text:p>12441</text:p>
              </table:table-cell>
              <table:table-cell office:value-type="float" office:value="21648">
                <text:p>21648</text:p>
              </table:table-cell>
              <table:table-cell office:value-type="float" office:value="42635">
                <text:p>42635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2771">
                <text:p>12771</text:p>
              </table:table-cell>
              <table:table-cell office:value-type="float" office:value="23173">
                <text:p>23173</text:p>
              </table:table-cell>
              <table:table-cell office:value-type="float" office:value="45202">
                <text:p>4520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647">
                <text:p>12647</text:p>
              </table:table-cell>
              <table:table-cell office:value-type="float" office:value="25102">
                <text:p>25102</text:p>
              </table:table-cell>
              <table:table-cell office:value-type="float" office:value="55599">
                <text:p>55599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2089">
                <text:p>12089</text:p>
              </table:table-cell>
              <table:table-cell office:value-type="float" office:value="26076">
                <text:p>26076</text:p>
              </table:table-cell>
              <table:table-cell office:value-type="float" office:value="60290">
                <text:p>60290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1397">
                <text:p>11397</text:p>
              </table:table-cell>
              <table:table-cell office:value-type="float" office:value="27320">
                <text:p>27320</text:p>
              </table:table-cell>
              <table:table-cell office:value-type="float" office:value="65377">
                <text:p>65377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0746">
                <text:p>10746</text:p>
              </table:table-cell>
              <table:table-cell office:value-type="float" office:value="28567">
                <text:p>28567</text:p>
              </table:table-cell>
              <table:table-cell office:value-type="float" office:value="70894">
                <text:p>70894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0131">
                <text:p>10131</text:p>
              </table:table-cell>
              <table:table-cell office:value-type="float" office:value="29649">
                <text:p>29649</text:p>
              </table:table-cell>
              <table:table-cell office:value-type="float" office:value="76875">
                <text:p>7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002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565">
                <text:p>4565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685">
                <text:p>46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118cm" svg:y="1.405cm" svg:width="30.881cm" svg:height="12.754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575">
                <text:p>24.575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5.8166666666667">
                <text:p>25.81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96cm" svg:y="1.352cm" svg:width="31.34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2532431037809">
                <text:p>1.52532431037809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3375507030827">
                <text:p>1.63375507030827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30988463388411">
                <text:p>1.30988463388411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57782363589928">
                <text:p>1.5778236358992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26894969798457">
                <text:p>1.26894969798457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6881079483389">
                <text:p>1.16881079483389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7131517804241">
                <text:p>1.27131517804241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70055924033456">
                <text:p>1.7005592403345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18751416819271">
                <text:p>1.18751416819271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8982980907196">
                <text:p>1.2898298090719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55927519685799">
                <text:p>1.55927519685799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27257865013064">
                <text:p>1.2725786501306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34498820224699">
                <text:p>1.34498820224699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13149600341586">
                <text:p>1.13149600341586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5607008200584">
                <text:p>1.2560700820058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25403479713853">
                <text:p>1.25403479713853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20192296998372">
                <text:p>1.20192296998372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36036451203178">
                <text:p>1.36036451203178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26744661548543">
                <text:p>1.26744661548543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12480386992696">
                <text:p>1.1248038699269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1215812587248">
                <text:p>1.121581258724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19267772916597">
                <text:p>1.19267772916597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3962372668963">
                <text:p>1.33962372668963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6333860623659">
                <text:p>1.26333860623659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16619578353095">
                <text:p>1.16619578353095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19581365537402">
                <text:p>1.1958136553740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4061184">
                <text:p>1.24061184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15505003076096">
                <text:p>1.15505003076096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15712355339006">
                <text:p>1.15712355339006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19482290792906">
                <text:p>1.1948229079290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29357684004953">
                <text:p>1.29357684004953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9687138540407">
                <text:p>1.19687138540407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603666243457">
                <text:p>1.3060366624345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6220083437733">
                <text:p>1.1622008343773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7276863031634">
                <text:p>1.1727686303163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5350344667867">
                <text:p>1.15350344667867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25631322462385">
                <text:p>1.25631322462385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3993658929564">
                <text:p>1.1399365892956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21235078458854">
                <text:p>1.2123507845885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9044231897832">
                <text:p>1.19044231897832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2488810968537">
                <text:p>1.2488810968537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19449975034865">
                <text:p>1.19449975034865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19979662431884">
                <text:p>1.19979662431884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044028357828">
                <text:p>1.104402835782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0.885358518513049">
                <text:p>0.88535851851304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0.935153668965879">
                <text:p>0.935153668965879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00036605364757">
                <text:p>1.00036605364757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02564344658947">
                <text:p>1.02564344658947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1320254329452">
                <text:p>1.0132025432945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685510169213">
                <text:p>1.0685510169213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11111038191953">
                <text:p>1.11111038191953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670795570195">
                <text:p>1.07670795570195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3778414027033">
                <text:p>1.1377841402703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13414315216117">
                <text:p>1.1341431521611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14204607119513">
                <text:p>1.1420460711951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25621538146936">
                <text:p>1.2562153814693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31430701472636">
                <text:p>1.31430701472636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31173859594486">
                <text:p>1.31173859594486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35036085593116">
                <text:p>1.3503608559311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3629784384016">
                <text:p>1.362978438401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0.983500235465801">
                <text:p>0.983500235465801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16785434354409">
                <text:p>1.16785434354409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3359884379823">
                <text:p>1.03359884379823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28459211282873">
                <text:p>1.28459211282873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0.958730461927327">
                <text:p>0.95873046192732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0.956215092686271">
                <text:p>0.95621509268627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4819216566683">
                <text:p>1.14819216566683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0.973926872447619">
                <text:p>0.973926872447619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0.958465016964411">
                <text:p>0.958465016964411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00910271963728">
                <text:p>1.0091027196372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6714531176403">
                <text:p>1.16714531176403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0.979668231596793">
                <text:p>0.979668231596793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06960134858897">
                <text:p>1.06960134858897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21250263309412">
                <text:p>1.2125026330941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4cm" svg:width="31.267cm" svg:height="12.681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126.25">
                <text:p>16126.25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5301.6666666667">
                <text:p>15301.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